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8.004cm" fo:margin-left="-1.009cm" fo:margin-top="0cm" fo:margin-bottom="0cm" table:align="left" style:writing-mode="lr-tb"/>
    </style:style>
    <style:style style:name="Table1.A" style:family="table-column">
      <style:table-column-properties style:column-width="5.249cm"/>
    </style:style>
    <style:style style:name="Table1.B" style:family="table-column">
      <style:table-column-properties style:column-width="8.502cm"/>
    </style:style>
    <style:style style:name="Table1.C" style:family="table-column">
      <style:table-column-properties style:column-width="3.501cm"/>
    </style:style>
    <style:style style:name="Table1.D" style:family="table-column">
      <style:table-column-properties style:column-width="1.75cm"/>
    </style:style>
    <style:style style:name="Table1.E" style:family="table-column">
      <style:table-column-properties style:column-width="1.753cm"/>
    </style:style>
    <style:style style:name="Table1.F" style:family="table-column">
      <style:table-column-properties style:column-width="7.2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F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7.079cm" fo:margin-left="-0.191cm" fo:margin-top="0cm" fo:margin-bottom="0cm" table:align="left" style:writing-mode="lr-tb"/>
    </style:style>
    <style:style style:name="Table2.A" style:family="table-column">
      <style:table-column-properties style:column-width="9.026cm"/>
    </style:style>
    <style:style style:name="Table2.C" style:family="table-column">
      <style:table-column-properties style:column-width="9.02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_20__28_Web_29_">
      <style:text-properties fo:color="#000000" fo:font-size="13.5pt" style:font-size-asian="13.5pt" style:font-size-complex="13.5pt"/>
    </style:style>
    <style:style style:name="P2" style:family="paragraph" style:parent-style-name="Normal_20__28_Web_29_">
      <style:paragraph-properties fo:margin-top="0cm" fo:margin-bottom="0cm" loext:contextual-spacing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.212cm" loext:contextual-spacing="false" fo:line-height="100%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1" style:family="text">
      <style:text-properties fo:color="#000000" fo:font-size="13.5pt" style:font-size-asian="13.5pt" style:font-size-complex="13.5pt"/>
    </style:style>
    <style:style style:name="T2" style:family="text">
      <style:text-properties fo:color="#000000" fo:font-size="13.5pt" fo:language="en" fo:country="US" style:font-size-asian="13.5pt" style:font-size-complex="13.5pt"/>
    </style:style>
    <style:style style:name="T3" style:family="text">
      <style:text-properties fo:font-size="13.5pt" fo:language="en" fo:country="US" style:font-size-asian="13.5pt" style:font-size-complex="13.5pt"/>
    </style:style>
    <style:style style:name="T4" style:family="text">
      <style:text-properties fo:color="#ff0000"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4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15" style:family="text">
      <style:text-properties fo:color="#0d0d0d" style:font-name="Times New Roman" fo:font-size="12pt" style:font-name-asian="Times New Roman1" style:font-size-asian="12pt" style:language-asian="ru" style:country-asian="RU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><text:span text:style-name="T1">Уважаемые соискатели!</text:span></text:p>
      <text:p text:style-name="P2"><text:span text:style-name="T1">Диссертацию можно направить на проверку (платно) в “Экспертно-аналитический центр РАН” </text:span></text:p>
      <text:p text:style-name="P2"><text:span text:style-name="T1">тел</text:span><text:span text:style-name="T2">. 8(495)7418479, e-mail: eac-ras@mail.ru, </text:span><text:span text:style-name="T1">сайт</text:span><text:span text:style-name="T2">: </text:span><text:a xlink:type="simple" xlink:href="http://www.eac-ras.ru" text:style-name="ListLabel_20_1" text:visited-style-name="ListLabel_20_1"><text:span text:style-name="Internet_20_link"><text:span text:style-name="T3">www.eac-ras.ru</text:span></text:span></text:a></text:p>
      <text:p text:style-name="P2"><text:span text:style-name="T1">или проверить на кафедре, в организации, где выполнялась работа и самому сделать отчет по результатам проверки</text:span></text:p>
      <text:p text:style-name="P4"/>
      <text:p text:style-name="P9"><text:span text:style-name="T4">(ОБРАЗЕЦ)</text:span></text:p>
      <text:p text:style-name="P4"/>
      <text:p text:style-name="P10"><text:span text:style-name="T11">Отчет о наличии заимствований в диссертации ФИО на тему <text:s/>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<text:span text:style-name="T9">Источник</text:span></text:p>
          </table:table-cell>
          <table:table-cell table:style-name="Table1.A1" office:value-type="string">
            <text:p text:style-name="P10"><text:span text:style-name="T9">Ссылка на источник</text:span></text:p>
          </table:table-cell>
          <table:table-cell table:style-name="Table1.A1" office:value-type="string">
            <text:p text:style-name="P10"><text:span text:style-name="T9">Коллекция/модуль поиска</text:span></text:p>
          </table:table-cell>
          <table:table-cell table:style-name="Table1.A1" office:value-type="string">
            <text:p text:style-name="P10"><text:span text:style-name="T9">Доля в отчёте</text:span></text:p>
          </table:table-cell>
          <table:table-cell table:style-name="Table1.A1" office:value-type="string">
            <text:p text:style-name="P10"><text:span text:style-name="T9">Доля в тексте</text:span></text:p>
          </table:table-cell>
          <table:table-cell table:style-name="Table1.F1" office:value-type="string">
            <text:p text:style-name="P10"><text:span text:style-name="T6">Комментарии по сегментам заимствования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1]</text:span><text:span text:style-name="T8"> </text:span><text:a xlink:type="simple" xlink:href="http://antiplagiat.rudn.ru/ReportSource.aspx?docId=rudn.431.1028120&amp;repNumb=1&amp;srcInd=1&amp;bn=-1#bn-1" office:target-frame-name="_blank" xlink:show="new" text:style-name="ListLabel_20_2" text:visited-style-name="ListLabel_20_2"><text:span text:style-name="T14">Центральные банки ст...</text:span></text:a></text:p>
          </table:table-cell>
          <table:table-cell table:style-name="Table1.A1" office:value-type="string">
            <text:p text:style-name="P8"><text:a xlink:type="simple" xlink:href="http://elibrary.ru/item.asp?id=22452837" office:target-frame-name="_blank" xlink:show="new" text:style-name="ListLabel_20_2" text:visited-style-name="ListLabel_20_2"><text:span text:style-name="T14">http://elibrary.ru/item.asp?id=22452837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2,81%</text:span></text:p>
          </table:table-cell>
          <table:table-cell table:style-name="Table1.A1" office:value-type="string">
            <text:p text:style-name="P10"><text:span text:style-name="T8">2,82%</text:span></text:p>
          </table:table-cell>
          <table:table-cell table:style-name="Table1.A1" office:value-type="string">
            <text:p text:style-name="P11"><text:span text:style-name="T8">Статья Ивановой Ж.Г., имеется в списке литературы, текст оформлен кавычками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2]</text:span><text:span text:style-name="T8"> </text:span><text:a xlink:type="simple" xlink:href="http://antiplagiat.rudn.ru/ReportSource.aspx?docId=rudn.431.1028120&amp;repNumb=1&amp;srcInd=2&amp;bn=-1#bn-1" office:target-frame-name="_blank" xlink:show="new" text:style-name="ListLabel_20_2" text:visited-style-name="ListLabel_20_2"><text:span text:style-name="T14">Особенности денежно-...</text:span></text:a></text:p>
          </table:table-cell>
          <table:table-cell table:style-name="Table1.A1" office:value-type="string">
            <text:p text:style-name="P8"><text:a xlink:type="simple" xlink:href="http://elibrary.ru/item.asp?id=23343460" office:target-frame-name="_blank" xlink:show="new" text:style-name="ListLabel_20_2" text:visited-style-name="ListLabel_20_2"><text:span text:style-name="T14">http://elibrary.ru/item.asp?id=23343460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</text:span></text:p>
          </table:table-cell>
          <table:table-cell table:style-name="Table1.A1" office:value-type="string">
            <text:p text:style-name="P10"><text:span text:style-name="T8">0,65%</text:span></text:p>
          </table:table-cell>
          <table:table-cell table:style-name="Table1.A1" office:value-type="string">
            <text:p text:style-name="P11"><text:span text:style-name="T8">Статья автора диссертации - 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3]</text:span><text:span text:style-name="T8"> </text:span><text:a xlink:type="simple" xlink:href="http://antiplagiat.rudn.ru/ReportSource.aspx?docId=rudn.431.1028120&amp;repNumb=1&amp;srcInd=3&amp;bn=-1#bn-1" office:target-frame-name="_blank" xlink:show="new" text:style-name="ListLabel_20_2" text:visited-style-name="ListLabel_20_2"><text:span text:style-name="T14">Закон "О Национально...</text:span></text:a></text:p>
          </table:table-cell>
          <table:table-cell table:style-name="Table1.A1" office:value-type="string">
            <text:p text:style-name="P8"><text:a xlink:type="simple" xlink:href="http://economics.kiev.ua/?id=438&amp;view=article" office:target-frame-name="_blank" xlink:show="new" text:style-name="ListLabel_20_2" text:visited-style-name="ListLabel_20_2"><text:span text:style-name="T14">http://economics.kiev.ua/?id=438&amp;view=article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</text:span></text:p>
          </table:table-cell>
          <table:table-cell table:style-name="Table1.A1" office:value-type="string">
            <text:p text:style-name="P10"><text:span text:style-name="T8">0,54%</text:span></text:p>
          </table:table-cell>
          <table:table-cell table:style-name="Table1.A1" office:value-type="string">
            <text:p text:style-name="P11"><text:span text:style-name="T8">Законодательные акты Украины (в настоящее время сайт заблокирован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4]</text:span><text:span text:style-name="T8"> </text:span><text:a xlink:type="simple" xlink:href="http://antiplagiat.rudn.ru/ReportSource.aspx?docId=rudn.431.1028120&amp;repNumb=1&amp;srcInd=4&amp;bn=-1#bn-1" office:target-frame-name="_blank" xlink:show="new" text:style-name="ListLabel_20_2" text:visited-style-name="ListLabel_20_2"><text:span text:style-name="T14">Банковская деятельно...</text:span></text:a></text:p>
          </table:table-cell>
          <table:table-cell table:style-name="Table1.A1" office:value-type="string">
            <text:p text:style-name="P8"><text:a xlink:type="simple" xlink:href="http://revolution.allbest.ru/bank/00268135_0.html#1" office:target-frame-name="_blank" xlink:show="new" text:style-name="ListLabel_20_2" text:visited-style-name="ListLabel_20_2"><text:span text:style-name="T14">http://revolution.allbest.ru/bank/00268135_0.html#1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,45%</text:span></text:p>
          </table:table-cell>
          <table:table-cell table:style-name="Table1.A1" office:value-type="string">
            <text:p text:style-name="P10"><text:span text:style-name="T8">0,45%</text:span></text:p>
          </table:table-cell>
          <table:table-cell table:style-name="Table1.A1" office:value-type="string">
            <text:p text:style-name="P11"><text:span text:style-name="T8">Ошибочная ссылка на этот файл, поскольку в диссертации дано определение из словаря, имеется сноска, текст оформлен кавычками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5]</text:span><text:span text:style-name="T8"> </text:span><text:a xlink:type="simple" xlink:href="http://antiplagiat.rudn.ru/ReportSource.aspx?docId=rudn.431.1028120&amp;repNumb=1&amp;srcInd=5&amp;bn=-1#bn-1" office:target-frame-name="_blank" xlink:show="new" text:style-name="ListLabel_20_2" text:visited-style-name="ListLabel_20_2"><text:span text:style-name="T14">Экономический словар...</text:span></text:a></text:p>
          </table:table-cell>
          <table:table-cell table:style-name="Table1.A1" office:value-type="string">
            <text:p text:style-name="P8"><text:a xlink:type="simple" xlink:href="http://www.inform-ust.ru/dictionary/economics/economics_dictionary.htm?dic_tid=21538" office:target-frame-name="_blank" xlink:show="new" text:style-name="ListLabel_20_2" text:visited-style-name="ListLabel_20_2"><text:span text:style-name="T14">http://www.inform-ust.ru/dictionary/economics/economics_dict...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45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6]</text:span><text:span text:style-name="T8"> </text:span><text:a xlink:type="simple" xlink:href="http://antiplagiat.rudn.ru/ReportSource.aspx?docId=rudn.431.1028120&amp;repNumb=1&amp;srcInd=6&amp;bn=-1#bn-1" office:target-frame-name="_blank" xlink:show="new" text:style-name="ListLabel_20_2" text:visited-style-name="ListLabel_20_2"><text:span text:style-name="T14">Дипломная работа: Ба...</text:span></text:a></text:p>
          </table:table-cell>
          <table:table-cell table:style-name="Table1.A1" office:value-type="string">
            <text:p text:style-name="P8"><text:a xlink:type="simple" xlink:href="http://bestreferat.ru/referat-177626.html" office:target-frame-name="_blank" xlink:show="new" text:style-name="ListLabel_20_2" text:visited-style-name="ListLabel_20_2"><text:span text:style-name="T14">http://bestreferat.ru/referat-177626.html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,33%</text:span></text:p>
          </table:table-cell>
          <table:table-cell table:style-name="Table1.A1" office:value-type="string">
            <text:p text:style-name="P10"><text:span text:style-name="T8">0,39%</text:span></text:p>
          </table:table-cell>
          <table:table-cell table:style-name="Table1.A1" office:value-type="string">
            <text:p text:style-name="P11"><text:span text:style-name="T8">Общепринятые клише (объемов рефинансирования российских банков… скорость обращения денег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7]</text:span><text:span text:style-name="T8"> </text:span><text:a xlink:type="simple" xlink:href="http://antiplagiat.rudn.ru/ReportSource.aspx?docId=rudn.431.1028120&amp;repNumb=1&amp;srcInd=7&amp;bn=-1#bn-1" office:target-frame-name="_blank" xlink:show="new" text:style-name="ListLabel_20_2" text:visited-style-name="ListLabel_20_2"><text:span text:style-name="T14">Полная версия</text:span></text:a></text:p>
          </table:table-cell>
          <table:table-cell table:style-name="Table1.A1" office:value-type="string">
            <text:p text:style-name="P8"><text:a xlink:type="simple" xlink:href="http://www.iep.ru/files/text/working_papers/133.pdf" office:target-frame-name="_blank" xlink:show="new" text:style-name="ListLabel_20_2" text:visited-style-name="ListLabel_20_2"><text:span text:style-name="T14">http://www.iep.ru/files/text/working_papers/133.pdf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,17%</text:span></text:p>
          </table:table-cell>
          <table:table-cell table:style-name="Table1.A1" office:value-type="string">
            <text:p text:style-name="P10"><text:span text:style-name="T8">0,33%</text:span></text:p>
          </table:table-cell>
          <table:table-cell table:style-name="Table1.A1" office:value-type="string">
            <text:p text:style-name="P11"><text:span text:style-name="T8">Статья Трунина В.П., имеется в списке литературы, текст оформлен кавычками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8]</text:span><text:span text:style-name="T8"> </text:span><text:a xlink:type="simple" xlink:href="http://antiplagiat.rudn.ru/ReportSource.aspx?docId=rudn.431.1028120&amp;repNumb=1&amp;srcInd=8&amp;bn=-1#bn-1" office:target-frame-name="_blank" xlink:show="new" text:style-name="ListLabel_20_2" text:visited-style-name="ListLabel_20_2"><text:span text:style-name="T14">Энхтуяа Таня диссерт...</text:span></text:a></text:p>
          </table:table-cell>
          <table:table-cell table:style-name="Table1.A1" office:value-type="string">
            <text:p text:style-name="P8"><text:a xlink:type="simple" xlink:href="http://dlib.rsl.ru/rsl01006000000/rsl01006766000/rsl01006766210/rsl01006766210.pdf" office:target-frame-name="_blank" xlink:show="new" text:style-name="ListLabel_20_2" text:visited-style-name="ListLabel_20_2"><text:span text:style-name="T14">http://dlib.rsl.ru/rsl01006000000/rsl01006766000/rsl01006766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,11%</text:span></text:p>
          </table:table-cell>
          <table:table-cell table:style-name="Table1.A1" office:value-type="string">
            <text:p text:style-name="P10"><text:span text:style-name="T8">0,31%</text:span></text:p>
          </table:table-cell>
          <table:table-cell table:style-name="Table1.A1" office:value-type="string">
            <text:p text:style-name="P11"><text:span text:style-name="T8">Название пункта Паспорта специальности 08.00.10,</text:span></text:p>
            <text:p text:style-name="P11"><text:span text:style-name="T8">Общепринятые клише (влияние денежно-кредитной политики на макроэкономические показатели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9]</text:span><text:span text:style-name="T8"> </text:span><text:a xlink:type="simple" xlink:href="http://antiplagiat.rudn.ru/ReportSource.aspx?docId=rudn.431.1028120&amp;repNumb=1&amp;srcInd=9&amp;bn=-1#bn-1" office:target-frame-name="_blank" xlink:show="new" text:style-name="ListLabel_20_2" text:visited-style-name="ListLabel_20_2"><text:span text:style-name="T14">О ЦЕНТРАЛЬНОМ БАНКЕ ...</text:span></text:a></text:p>
          </table:table-cell>
          <table:table-cell table:style-name="Table1.A1" office:value-type="string">
            <text:p text:style-name="P8"><text:a xlink:type="simple" xlink:href="http://online.lexpro.ru/document/1030576" office:target-frame-name="_blank" xlink:show="new" text:style-name="ListLabel_20_2" text:visited-style-name="ListLabel_20_2"><text:span text:style-name="T14">http://online.lexpro.ru/document/1030576</text:span></text:a></text:p>
          </table:table-cell>
          <table:table-cell table:style-name="Table1.A1" office:value-type="string">
            <text:p text:style-name="P8"><text:span text:style-name="T8">Коллекция юридических документов</text:span></text:p>
          </table:table-cell>
          <table:table-cell table:style-name="Table1.A1" office:value-type="string">
            <text:p text:style-name="P10"><text:span text:style-name="T8">0</text:span></text:p>
          </table:table-cell>
          <table:table-cell table:style-name="Table1.A1" office:value-type="string">
            <text:p text:style-name="P10"><text:span text:style-name="T8">0,3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10]</text:span><text:span text:style-name="T8"> </text:span><text:a xlink:type="simple" xlink:href="http://antiplagiat.rudn.ru/ReportSource.aspx?docId=rudn.431.1028120&amp;repNumb=1&amp;srcInd=10&amp;bn=-1#bn-1" office:target-frame-name="_blank" xlink:show="new" text:style-name="ListLabel_20_2" text:visited-style-name="ListLabel_20_2"><text:span text:style-name="T14">Курсовая работа: Рол...</text:span></text:a></text:p>
          </table:table-cell>
          <table:table-cell table:style-name="Table1.A1" office:value-type="string">
            <text:p text:style-name="P8"><text:a xlink:type="simple" xlink:href="http://www.bestreferat.ru/referat-208025.html" office:target-frame-name="_blank" xlink:show="new" text:style-name="ListLabel_20_2" text:visited-style-name="ListLabel_20_2"><text:span text:style-name="T14">http://www.bestreferat.ru/referat-208025.html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,26%</text:span></text:p>
          </table:table-cell>
          <table:table-cell table:style-name="Table1.A1" office:value-type="string">
            <text:p text:style-name="P10"><text:span text:style-name="T8">0,29%</text:span></text:p>
          </table:table-cell>
          <table:table-cell table:style-name="Table1.A1" office:value-type="string">
            <text:p text:style-name="P11"><text:span text:style-name="T8">Статистические данные отчетов (указаны в списке литературы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11]</text:span><text:span text:style-name="T8"> </text:span><text:a xlink:type="simple" xlink:href="http://antiplagiat.rudn.ru/ReportSource.aspx?docId=rudn.431.1028120&amp;repNumb=1&amp;srcInd=11&amp;bn=-1#bn-1" office:target-frame-name="_blank" xlink:show="new" text:style-name="ListLabel_20_2" text:visited-style-name="ListLabel_20_2"><text:span text:style-name="T14">Центральные банки ст...</text:span></text:a></text:p>
          </table:table-cell>
          <table:table-cell table:style-name="Table1.A1" office:value-type="string">
            <text:p text:style-name="P8"><text:a xlink:type="simple" xlink:href="http://elibrary.ru/item.asp?id=22310028" office:target-frame-name="_blank" xlink:show="new" text:style-name="ListLabel_20_2" text:visited-style-name="ListLabel_20_2"><text:span text:style-name="T14">http://elibrary.ru/item.asp?id=22310028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,28%</text:span></text:p>
          </table:table-cell>
          <table:table-cell table:style-name="Table1.A1" office:value-type="string">
            <text:p text:style-name="P10"><text:span text:style-name="T8">0,28%</text:span></text:p>
          </table:table-cell>
          <table:table-cell table:style-name="Table1.A1" office:value-type="string">
            <text:p text:style-name="P11"><text:span text:style-name="T8">Общепринятые клише (во всех странах мира … в течение длительного периода времени)</text:span></text:p>
            <text:p text:style-name="P11"><text:span text:style-name="T8">Статья Ивановой Ж.Г., Ранчинской Ю.С., имеется в списке литературы, текст оформлен кавычками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12]</text:span><text:span text:style-name="T8"> </text:span><text:a xlink:type="simple" xlink:href="http://antiplagiat.rudn.ru/ReportSource.aspx?docId=rudn.431.1028120&amp;repNumb=1&amp;srcInd=12&amp;bn=-1#bn-1" office:target-frame-name="_blank" xlink:show="new" text:style-name="ListLabel_20_2" text:visited-style-name="ListLabel_20_2"><text:span text:style-name="T14">Legislation: Nationa...</text:span></text:a></text:p>
          </table:table-cell>
          <table:table-cell table:style-name="Table1.A1" office:value-type="string">
            <text:p text:style-name="P8"><text:a xlink:type="simple" xlink:href="http://www.parliament.am/legislation.php?ID=1858&amp;lang=rus&amp;sel=show" office:target-frame-name="_blank" xlink:show="new" text:style-name="ListLabel_20_2" text:visited-style-name="ListLabel_20_2"><text:span text:style-name="T14">http://www.parliament.am/legislation.php?ID=1858&amp;lang=rus&amp;se...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,27%</text:span></text:p>
          </table:table-cell>
          <table:table-cell table:style-name="Table1.A1" office:value-type="string">
            <text:p text:style-name="P10"><text:span text:style-name="T8">0,27%</text:span></text:p>
          </table:table-cell>
          <table:table-cell table:style-name="Table1.A1" office:value-type="string">
            <text:p text:style-name="P11"><text:span text:style-name="T8">Законодательные акты Армении, указаны в списке литературы 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13]</text:span><text:span text:style-name="T8"> </text:span><text:a xlink:type="simple" xlink:href="http://antiplagiat.rudn.ru/ReportSource.aspx?docId=rudn.431.1028120&amp;repNumb=1&amp;srcInd=13&amp;bn=-1#bn-1" office:target-frame-name="_blank" xlink:show="new" text:style-name="ListLabel_20_2" text:visited-style-name="ListLabel_20_2"><text:span text:style-name="T14">rsl01004867896.txt</text:span></text:a></text:p>
          </table:table-cell>
          <table:table-cell table:style-name="Table1.A1" office:value-type="string">
            <text:p text:style-name="P8"><text:a xlink:type="simple" xlink:href="http://dlib.rsl.ru/rsl01004000000/rsl01004867000/rsl01004867896/rsl01004867896.pdf" office:target-frame-name="_blank" xlink:show="new" text:style-name="ListLabel_20_2" text:visited-style-name="ListLabel_20_2"><text:span text:style-name="T14">http://dlib.rsl.ru/rsl01004000000/rsl01004867000/rsl01004867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,24%</text:span></text:p>
          </table:table-cell>
          <table:table-cell table:style-name="Table1.A1" office:value-type="string">
            <text:p text:style-name="P10"><text:span text:style-name="T8">0,24%</text:span></text:p>
          </table:table-cell>
          <table:table-cell table:style-name="Table1.A1" office:value-type="string">
            <text:p text:style-name="P11"><text:span text:style-name="T8">Общепринятые клише (структура работы, описание эффекта мультипликации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14]</text:span><text:span text:style-name="T8"> </text:span><text:a xlink:type="simple" xlink:href="http://antiplagiat.rudn.ru/ReportSource.aspx?docId=rudn.431.1028120&amp;repNumb=1&amp;srcInd=14&amp;bn=-1#bn-1" office:target-frame-name="_blank" xlink:show="new" text:style-name="ListLabel_20_2" text:visited-style-name="ListLabel_20_2"><text:span text:style-name="T14">Об утверждении отчет...</text:span></text:a></text:p>
          </table:table-cell>
          <table:table-cell table:style-name="Table1.A1" office:value-type="string">
            <text:p text:style-name="P8"><text:a xlink:type="simple" xlink:href="http://levonevski.net/pravo/norm2013/num09/d09056.html#2" office:target-frame-name="_blank" xlink:show="new" text:style-name="ListLabel_20_2" text:visited-style-name="ListLabel_20_2"><text:span text:style-name="T14">http://levonevski.net/pravo/norm2013/num09/d09056.html#2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,24%</text:span></text:p>
          </table:table-cell>
          <table:table-cell table:style-name="Table1.A1" office:value-type="string">
            <text:p text:style-name="P10"><text:span text:style-name="T8">0,24%</text:span></text:p>
          </table:table-cell>
          <table:table-cell table:style-name="Table1.A1" office:value-type="string">
            <text:p text:style-name="P11"><text:span text:style-name="T8">Общепринятые клише (обеспечение устойчивости белорусского рубля…)</text:span></text:p>
            <text:p text:style-name="P11"><text:span text:style-name="T8">Статистические данные отчетов (указаны в списке литературы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15]</text:span><text:span text:style-name="T8"> </text:span><text:a xlink:type="simple" xlink:href="http://antiplagiat.rudn.ru/ReportSource.aspx?docId=rudn.431.1028120&amp;repNumb=1&amp;srcInd=15&amp;bn=-1#bn-1" office:target-frame-name="_blank" xlink:show="new" text:style-name="ListLabel_20_2" text:visited-style-name="ListLabel_20_2"><text:span text:style-name="T14">О ЦЕНТРАЛЬНОМ БАНКЕ ...</text:span></text:a></text:p>
          </table:table-cell>
          <table:table-cell table:style-name="Table1.A1" office:value-type="string">
            <text:p text:style-name="P8"><text:a xlink:type="simple" xlink:href="http://online.lexpro.ru/document/2023685" office:target-frame-name="_blank" xlink:show="new" text:style-name="ListLabel_20_2" text:visited-style-name="ListLabel_20_2"><text:span text:style-name="T14">http://online.lexpro.ru/document/2023685</text:span></text:a></text:p>
          </table:table-cell>
          <table:table-cell table:style-name="Table1.A1" office:value-type="string">
            <text:p text:style-name="P8"><text:span text:style-name="T8">Коллекция юридических документов</text:span></text:p>
          </table:table-cell>
          <table:table-cell table:style-name="Table1.A1" office:value-type="string">
            <text:p text:style-name="P10"><text:span text:style-name="T8">0,09%</text:span></text:p>
          </table:table-cell>
          <table:table-cell table:style-name="Table1.A1" office:value-type="string">
            <text:p text:style-name="P10"><text:span text:style-name="T8">0,24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16]</text:span><text:span text:style-name="T8"> </text:span><text:a xlink:type="simple" xlink:href="http://antiplagiat.rudn.ru/ReportSource.aspx?docId=rudn.431.1028120&amp;repNumb=1&amp;srcInd=16&amp;bn=-1#bn-1" office:target-frame-name="_blank" xlink:show="new" text:style-name="ListLabel_20_2" text:visited-style-name="ListLabel_20_2"><text:span text:style-name="T14">смотреть PDF</text:span></text:a></text:p>
          </table:table-cell>
          <table:table-cell table:style-name="Table1.A1" office:value-type="string">
            <text:p text:style-name="P8"><text:a xlink:type="simple" xlink:href="http://rus.neicon.ru:8080/xmlui/bitstream/handle/123456789/7574/40_%D0%9B%D0%B0%D1%80%D1%86%D0%B5%D0%B2.pdf?sequence=1" office:target-frame-name="_blank" xlink:show="new" text:style-name="ListLabel_20_2" text:visited-style-name="ListLabel_20_2"><text:span text:style-name="T14">http://rus.neicon.ru:8080/xmlui/bitstream/handle/123456789/7...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,04%</text:span></text:p>
          </table:table-cell>
          <table:table-cell table:style-name="Table1.A1" office:value-type="string">
            <text:p text:style-name="P10"><text:span text:style-name="T8">0,23%</text:span></text:p>
          </table:table-cell>
          <table:table-cell table:style-name="Table1.A1" office:value-type="string">
            <text:p text:style-name="P11"><text:span text:style-name="T8">Общепринятые клише (денежно-кредитная политика, опыт развитых стран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17]</text:span><text:span text:style-name="T8"> </text:span><text:a xlink:type="simple" xlink:href="http://antiplagiat.rudn.ru/ReportSource.aspx?docId=rudn.431.1028120&amp;repNumb=1&amp;srcInd=17&amp;bn=-1#bn-1" office:target-frame-name="_blank" xlink:show="new" text:style-name="ListLabel_20_2" text:visited-style-name="ListLabel_20_2"><text:span text:style-name="T14">МОДЕРНИЗАЦИЯ МЕТОДОВ...</text:span></text:a></text:p>
          </table:table-cell>
          <table:table-cell table:style-name="Table1.A1" office:value-type="string">
            <text:p text:style-name="P8"><text:a xlink:type="simple" xlink:href="http://elibrary.ru/item.asp?id=15138879" office:target-frame-name="_blank" xlink:show="new" text:style-name="ListLabel_20_2" text:visited-style-name="ListLabel_20_2"><text:span text:style-name="T14">http://elibrary.ru/item.asp?id=15138879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22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18]</text:span><text:span text:style-name="T8"> </text:span><text:a xlink:type="simple" xlink:href="http://antiplagiat.rudn.ru/ReportSource.aspx?docId=rudn.431.1028120&amp;repNumb=1&amp;srcInd=18&amp;bn=-1#bn-1" office:target-frame-name="_blank" xlink:show="new" text:style-name="ListLabel_20_2" text:visited-style-name="ListLabel_20_2"><text:span text:style-name="T14">Источник 18</text:span></text:a></text:p>
          </table:table-cell>
          <table:table-cell table:style-name="Table1.A1" office:value-type="string">
            <text:p text:style-name="P8"><text:a xlink:type="simple" xlink:href="http://uchebalegko.ru/v3597/?download=1" office:target-frame-name="_blank" xlink:show="new" text:style-name="ListLabel_20_2" text:visited-style-name="ListLabel_20_2"><text:span text:style-name="T14">http://uchebalegko.ru/v3597/?download=1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2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19]</text:span><text:span text:style-name="T8"> </text:span><text:a xlink:type="simple" xlink:href="http://antiplagiat.rudn.ru/ReportSource.aspx?docId=rudn.431.1028120&amp;repNumb=1&amp;srcInd=19&amp;bn=-1#bn-1" office:target-frame-name="_blank" xlink:show="new" text:style-name="ListLabel_20_2" text:visited-style-name="ListLabel_20_2"><text:span text:style-name="T14">Независимость центра...</text:span></text:a></text:p>
          </table:table-cell>
          <table:table-cell table:style-name="Table1.A1" office:value-type="string">
            <text:p text:style-name="P8"><text:a xlink:type="simple" xlink:href="http://elibrary.ru/item.asp?id=17765786" office:target-frame-name="_blank" xlink:show="new" text:style-name="ListLabel_20_2" text:visited-style-name="ListLabel_20_2"><text:span text:style-name="T14">http://elibrary.ru/item.asp?id=17765786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14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20]</text:span><text:span text:style-name="T8"> </text:span><text:a xlink:type="simple" xlink:href="http://antiplagiat.rudn.ru/ReportSource.aspx?docId=rudn.431.1028120&amp;repNumb=1&amp;srcInd=20&amp;bn=-1#bn-1" office:target-frame-name="_blank" xlink:show="new" text:style-name="ListLabel_20_2" text:visited-style-name="ListLabel_20_2"><text:span text:style-name="T14">Дипломная работа на ...</text:span></text:a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<text:span text:style-name="T8">Кольцо вузов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13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21]</text:span><text:span text:style-name="T8"> </text:span><text:a xlink:type="simple" xlink:href="http://antiplagiat.rudn.ru/ReportSource.aspx?docId=rudn.431.1028120&amp;repNumb=1&amp;srcInd=21&amp;bn=-1#bn-1" office:target-frame-name="_blank" xlink:show="new" text:style-name="ListLabel_20_2" text:visited-style-name="ListLabel_20_2"><text:span text:style-name="T14">rsl01004382258.txt</text:span></text:a></text:p>
          </table:table-cell>
          <table:table-cell table:style-name="Table1.A1" office:value-type="string">
            <text:p text:style-name="P8"><text:a xlink:type="simple" xlink:href="http://dlib.rsl.ru/rsl01004000000/rsl01004382000/rsl01004382258/rsl01004382258.pdf" office:target-frame-name="_blank" xlink:show="new" text:style-name="ListLabel_20_2" text:visited-style-name="ListLabel_20_2"><text:span text:style-name="T14">http://dlib.rsl.ru/rsl01004000000/rsl01004382000/rsl01004382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,11%</text:span></text:p>
          </table:table-cell>
          <table:table-cell table:style-name="Table1.A1" office:value-type="string">
            <text:p text:style-name="P10"><text:span text:style-name="T8">0,12%</text:span></text:p>
          </table:table-cell>
          <table:table-cell table:style-name="Table1.A1" office:value-type="string">
            <text:p text:style-name="P11"><text:span text:style-name="T8">Статистические данные отчетов (указаны в списке литературы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22]</text:span><text:span text:style-name="T8"> </text:span><text:a xlink:type="simple" xlink:href="http://antiplagiat.rudn.ru/ReportSource.aspx?docId=rudn.431.1028120&amp;repNumb=1&amp;srcInd=22&amp;bn=-1#bn-1" office:target-frame-name="_blank" xlink:show="new" text:style-name="ListLabel_20_2" text:visited-style-name="ListLabel_20_2"><text:span text:style-name="T14">2015_ИЭФ_ЭЭФ414_Соло...</text:span></text:a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<text:span text:style-name="T8">Кольцо вузов</text:span></text:p>
          </table:table-cell>
          <table:table-cell table:style-name="Table1.A1" office:value-type="string">
            <text:p text:style-name="P10"><text:span text:style-name="T8">0,08%</text:span></text:p>
          </table:table-cell>
          <table:table-cell table:style-name="Table1.A1" office:value-type="string">
            <text:p text:style-name="P10"><text:span text:style-name="T8">0,12%</text:span></text:p>
          </table:table-cell>
          <table:table-cell table:style-name="Table1.A1" office:value-type="string">
            <text:p text:style-name="P11"><text:span text:style-name="T8">Аналитический отчет, оформлена сноска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8"><text:span text:style-name="T7">[23]</text:span><text:span text:style-name="T8"> </text:span><text:a xlink:type="simple" xlink:href="http://antiplagiat.rudn.ru/ReportSource.aspx?docId=rudn.431.1028120&amp;repNumb=1&amp;srcInd=23&amp;bn=-1#bn-1" office:target-frame-name="_blank" xlink:show="new" text:style-name="ListLabel_20_2" text:visited-style-name="ListLabel_20_2"><text:span text:style-name="T14">rsl01005085655.txt</text:span></text:a></text:p>
          </table:table-cell>
          <table:table-cell table:style-name="Table1.A1" office:value-type="string">
            <text:p text:style-name="P8"><text:a xlink:type="simple" xlink:href="http://dlib.rsl.ru/rsl01005000000/rsl01005085000/rsl01005085655/rsl01005085655.pdf" office:target-frame-name="_blank" xlink:show="new" text:style-name="ListLabel_20_2" text:visited-style-name="ListLabel_20_2"><text:span text:style-name="T14">http://dlib.rsl.ru/rsl01005000000/rsl01005085000/rsl01005085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,07%</text:span></text:p>
          </table:table-cell>
          <table:table-cell table:style-name="Table1.A1" office:value-type="string">
            <text:p text:style-name="P10"><text:span text:style-name="T8">0,11%</text:span></text:p>
          </table:table-cell>
          <table:table-cell table:style-name="Table1.A1" office:value-type="string">
            <text:p text:style-name="P11"><text:span text:style-name="T8">Общепринятые клише (по кредитам «овернайт»)</text:span></text:p>
            <text:p text:style-name="P11"><text:span text:style-name="T8">Статья Дробышевского С.М., имеется в списке литературы, текст оформлен кавычками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24]</text:span><text:span text:style-name="T8"> </text:span><text:a xlink:type="simple" xlink:href="http://antiplagiat.rudn.ru/ReportSource.aspx?docId=rudn.431.1028120&amp;repNumb=1&amp;srcInd=24&amp;bn=-1#bn-1" office:target-frame-name="_blank" xlink:show="new" text:style-name="ListLabel_20_2" text:visited-style-name="ListLabel_20_2"><text:span text:style-name="T14">Диссертация (01.12.1...</text:span></text:a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<text:span text:style-name="T8">Кольцо вузов</text:span></text:p>
          </table:table-cell>
          <table:table-cell table:style-name="Table1.A1" office:value-type="string">
            <text:p text:style-name="P10"><text:span text:style-name="T8">0,01%</text:span></text:p>
          </table:table-cell>
          <table:table-cell table:style-name="Table1.A1" office:value-type="string">
            <text:p text:style-name="P10"><text:span text:style-name="T8">0,1%</text:span></text:p>
          </table:table-cell>
          <table:table-cell table:style-name="Table1.A1" office:value-type="string">
            <text:p text:style-name="P11"><text:span text:style-name="T8">Общепринятые клише (подходы к анализу правил денежно-кредитной политики…)</text:span>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<text:span text:style-name="T7">[25]</text:span><text:span text:style-name="T8"> </text:span><text:a xlink:type="simple" xlink:href="http://antiplagiat.rudn.ru/ReportSource.aspx?docId=rudn.431.1028120&amp;repNumb=1&amp;srcInd=25&amp;bn=-1#bn-1" office:target-frame-name="_blank" xlink:show="new" text:style-name="ListLabel_20_2" text:visited-style-name="ListLabel_20_2"><text:span text:style-name="T14">attachments.zip/Павл...</text:span></text:a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<text:span text:style-name="T8">Кольцо вузов</text:span></text:p>
          </table:table-cell>
          <table:table-cell table:style-name="Table1.A1" office:value-type="string">
            <text:p text:style-name="P10"><text:span text:style-name="T8">0,08%</text:span></text:p>
          </table:table-cell>
          <table:table-cell table:style-name="Table1.A1" office:value-type="string">
            <text:p text:style-name="P10"><text:span text:style-name="T8">0,1%</text:span></text:p>
          </table:table-cell>
          <table:table-cell table:style-name="Table1.A1" office:value-type="string">
            <text:p text:style-name="P11"><text:span text:style-name="T8">Название международной организации по надзору за финансовой стабильностью</text:span></text:p>
            <text:p text:style-name="P11"><text:span text:style-name="T8">Статистические данные отчетов (указаны в списке литературы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26]</text:span><text:span text:style-name="T8"> </text:span><text:a xlink:type="simple" xlink:href="http://antiplagiat.rudn.ru/ReportSource.aspx?docId=rudn.431.1028120&amp;repNumb=1&amp;srcInd=26&amp;bn=-1#bn-1" office:target-frame-name="_blank" xlink:show="new" text:style-name="ListLabel_20_2" text:visited-style-name="ListLabel_20_2"><text:span text:style-name="T14">rsl01003539522.txt</text:span></text:a></text:p>
          </table:table-cell>
          <table:table-cell table:style-name="Table1.A1" office:value-type="string">
            <text:p text:style-name="P8"><text:a xlink:type="simple" xlink:href="http://dlib.rsl.ru/rsl01003000000/rsl01003539000/rsl01003539522/rsl01003539522.pdf" office:target-frame-name="_blank" xlink:show="new" text:style-name="ListLabel_20_2" text:visited-style-name="ListLabel_20_2"><text:span text:style-name="T14">http://dlib.rsl.ru/rsl01003000000/rsl01003539000/rsl01003539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1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27]</text:span><text:span text:style-name="T8"> </text:span><text:a xlink:type="simple" xlink:href="http://antiplagiat.rudn.ru/ReportSource.aspx?docId=rudn.431.1028120&amp;repNumb=1&amp;srcInd=27&amp;bn=-1#bn-1" office:target-frame-name="_blank" xlink:show="new" text:style-name="ListLabel_20_2" text:visited-style-name="ListLabel_20_2"><text:span text:style-name="T14">rsl01005404680.txt</text:span></text:a></text:p>
          </table:table-cell>
          <table:table-cell table:style-name="Table1.A1" office:value-type="string">
            <text:p text:style-name="P8"><text:a xlink:type="simple" xlink:href="http://dlib.rsl.ru/rsl01005000000/rsl01005404000/rsl01005404680/rsl01005404680.pdf" office:target-frame-name="_blank" xlink:show="new" text:style-name="ListLabel_20_2" text:visited-style-name="ListLabel_20_2"><text:span text:style-name="T14">http://dlib.rsl.ru/rsl01005000000/rsl01005404000/rsl01005404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,03%</text:span></text:p>
          </table:table-cell>
          <table:table-cell table:style-name="Table1.A1" office:value-type="string">
            <text:p text:style-name="P10"><text:span text:style-name="T8">0,1%</text:span></text:p>
          </table:table-cell>
          <table:table-cell table:style-name="Table1.A1" office:value-type="string">
            <text:p text:style-name="P11"><text:span text:style-name="T8">Общепринятые клише (при разработке и реализации денежно-кредитной политики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28]</text:span><text:span text:style-name="T8"> </text:span><text:a xlink:type="simple" xlink:href="http://antiplagiat.rudn.ru/ReportSource.aspx?docId=rudn.431.1028120&amp;repNumb=1&amp;srcInd=28&amp;bn=-1#bn-1" office:target-frame-name="_blank" xlink:show="new" text:style-name="ListLabel_20_2" text:visited-style-name="ListLabel_20_2"><text:span text:style-name="T14">Хазова Н.А.Ф41.doc</text:span></text:a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<text:span text:style-name="T8">Кольцо вузов</text:span></text:p>
          </table:table-cell>
          <table:table-cell table:style-name="Table1.A1" office:value-type="string">
            <text:p text:style-name="P10"><text:span text:style-name="T8">0,05%</text:span></text:p>
          </table:table-cell>
          <table:table-cell table:style-name="Table1.A1" office:value-type="string">
            <text:p text:style-name="P10"><text:span text:style-name="T8">0,1%</text:span></text:p>
          </table:table-cell>
          <table:table-cell table:style-name="Table1.A1" office:value-type="string">
            <text:p text:style-name="P11"><text:span text:style-name="T8">Статистические данные отчетов (указаны в списке литературы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29]</text:span><text:span text:style-name="T8"> </text:span><text:a xlink:type="simple" xlink:href="http://antiplagiat.rudn.ru/ReportSource.aspx?docId=rudn.431.1028120&amp;repNumb=1&amp;srcInd=29&amp;bn=-1#bn-1" office:target-frame-name="_blank" xlink:show="new" text:style-name="ListLabel_20_2" text:visited-style-name="ListLabel_20_2"><text:span text:style-name="T14">Деньги. Кредит. Банк...</text:span></text:a></text:p>
          </table:table-cell>
          <table:table-cell table:style-name="Table1.A1" office:value-type="string">
            <text:p text:style-name="P8"><text:a xlink:type="simple" xlink:href="http://elibrary.ru/item.asp?id=24253587" office:target-frame-name="_blank" xlink:show="new" text:style-name="ListLabel_20_2" text:visited-style-name="ListLabel_20_2"><text:span text:style-name="T14">http://elibrary.ru/item.asp?id=24253587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1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30]</text:span><text:span text:style-name="T8"> </text:span><text:a xlink:type="simple" xlink:href="http://antiplagiat.rudn.ru/ReportSource.aspx?docId=rudn.431.1028120&amp;repNumb=1&amp;srcInd=30&amp;bn=-1#bn-1" office:target-frame-name="_blank" xlink:show="new" text:style-name="ListLabel_20_2" text:visited-style-name="ListLabel_20_2"><text:span text:style-name="T14">скачать</text:span></text:a></text:p>
          </table:table-cell>
          <table:table-cell table:style-name="Table1.A1" office:value-type="string">
            <text:p text:style-name="P8"><text:a xlink:type="simple" xlink:href="http://gendocs.ru/v13694/?download=1" office:target-frame-name="_blank" xlink:show="new" text:style-name="ListLabel_20_2" text:visited-style-name="ListLabel_20_2"><text:span text:style-name="T14">http://gendocs.ru/v13694/?download=1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1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31]</text:span><text:span text:style-name="T8"> </text:span><text:a xlink:type="simple" xlink:href="http://antiplagiat.rudn.ru/ReportSource.aspx?docId=rudn.431.1028120&amp;repNumb=1&amp;srcInd=31&amp;bn=-1#bn-1" office:target-frame-name="_blank" xlink:show="new" text:style-name="ListLabel_20_2" text:visited-style-name="ListLabel_20_2"><text:span text:style-name="T14">rsl01002816140.txt</text:span></text:a></text:p>
          </table:table-cell>
          <table:table-cell table:style-name="Table1.A1" office:value-type="string">
            <text:p text:style-name="P8"><text:a xlink:type="simple" xlink:href="http://dlib.rsl.ru/rsl01002000000/rsl01002816000/rsl01002816140/rsl01002816140.pdf" office:target-frame-name="_blank" xlink:show="new" text:style-name="ListLabel_20_2" text:visited-style-name="ListLabel_20_2"><text:span text:style-name="T14">http://dlib.rsl.ru/rsl01002000000/rsl01002816000/rsl01002816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,03%</text:span></text:p>
          </table:table-cell>
          <table:table-cell table:style-name="Table1.A1" office:value-type="string">
            <text:p text:style-name="P10"><text:span text:style-name="T8">0,1%</text:span></text:p>
          </table:table-cell>
          <table:table-cell table:style-name="Table1.A1" office:value-type="string">
            <text:p text:style-name="P11"><text:span text:style-name="T8">Общепринятые клише (по степени независимости центральных банков…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32]</text:span><text:span text:style-name="T8"> </text:span><text:a xlink:type="simple" xlink:href="http://antiplagiat.rudn.ru/ReportSource.aspx?docId=rudn.431.1028120&amp;repNumb=1&amp;srcInd=32&amp;bn=-1#bn-1" office:target-frame-name="_blank" xlink:show="new" text:style-name="ListLabel_20_2" text:visited-style-name="ListLabel_20_2"><text:span text:style-name="T14">rsl01007508270.txt</text:span></text:a></text:p>
          </table:table-cell>
          <table:table-cell table:style-name="Table1.A1" office:value-type="string">
            <text:p text:style-name="P8"><text:a xlink:type="simple" xlink:href="http://dlib.rsl.ru/rsl01007000000/rsl01007508000/rsl01007508270/rsl01007508270.pdf" office:target-frame-name="_blank" xlink:show="new" text:style-name="ListLabel_20_2" text:visited-style-name="ListLabel_20_2"><text:span text:style-name="T14">http://dlib.rsl.ru/rsl01007000000/rsl01007508000/rsl01007508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0"><text:span text:style-name="T8">0,09%</text:span></text:p>
          </table:table-cell>
          <table:table-cell table:style-name="Table1.A1" office:value-type="string">
            <text:p text:style-name="P11"><text:span text:style-name="T8">Общепринятые клише (описание сути теории М.Фридмана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33]</text:span><text:span text:style-name="T8"> </text:span><text:a xlink:type="simple" xlink:href="http://antiplagiat.rudn.ru/ReportSource.aspx?docId=rudn.431.1028120&amp;repNumb=1&amp;srcInd=33&amp;bn=-1#bn-1" office:target-frame-name="_blank" xlink:show="new" text:style-name="ListLabel_20_2" text:visited-style-name="ListLabel_20_2"><text:span text:style-name="T14">rsl01005090631.txt</text:span></text:a></text:p>
          </table:table-cell>
          <table:table-cell table:style-name="Table1.A1" office:value-type="string">
            <text:p text:style-name="P8"><text:a xlink:type="simple" xlink:href="http://dlib.rsl.ru/rsl01005000000/rsl01005090000/rsl01005090631/rsl01005090631.pdf" office:target-frame-name="_blank" xlink:show="new" text:style-name="ListLabel_20_2" text:visited-style-name="ListLabel_20_2"><text:span text:style-name="T14">http://dlib.rsl.ru/rsl01005000000/rsl01005090000/rsl01005090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,08%</text:span></text:p>
          </table:table-cell>
          <table:table-cell table:style-name="Table1.A1" office:value-type="string">
            <text:p text:style-name="P10"><text:span text:style-name="T8">0,09%</text:span></text:p>
          </table:table-cell>
          <table:table-cell table:style-name="Table1.A1" office:value-type="string">
            <text:p text:style-name="P11"><text:span text:style-name="T8">Общепринятые клише (название Банка России… ставка по кредитам нефинансовым организациям…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34]</text:span><text:span text:style-name="T8"> </text:span><text:a xlink:type="simple" xlink:href="http://antiplagiat.rudn.ru/ReportSource.aspx?docId=rudn.431.1028120&amp;repNumb=1&amp;srcInd=34&amp;bn=-1#bn-1" office:target-frame-name="_blank" xlink:show="new" text:style-name="ListLabel_20_2" text:visited-style-name="ListLabel_20_2"><text:span text:style-name="T14">Сравнительный анализ...</text:span></text:a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<text:span text:style-name="T8">РУДН</text:span></text:p>
          </table:table-cell>
          <table:table-cell table:style-name="Table1.A1" office:value-type="string">
            <text:p text:style-name="P10"><text:span text:style-name="T8">0,03%</text:span></text:p>
          </table:table-cell>
          <table:table-cell table:style-name="Table1.A1" office:value-type="string">
            <text:p text:style-name="P10"><text:span text:style-name="T8">0,09%</text:span></text:p>
          </table:table-cell>
          <table:table-cell table:style-name="Table1.A1" office:value-type="string">
            <text:p text:style-name="P11"><text:span text:style-name="T8">Общепринятые клише (политика государства, направленная на регулирование денег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35]</text:span><text:span text:style-name="T8"> </text:span><text:a xlink:type="simple" xlink:href="http://antiplagiat.rudn.ru/ReportSource.aspx?docId=rudn.431.1028120&amp;repNumb=1&amp;srcInd=35&amp;bn=-1#bn-1" office:target-frame-name="_blank" xlink:show="new" text:style-name="ListLabel_20_2" text:visited-style-name="ListLabel_20_2"><text:span text:style-name="T14">Юнкевич Иван Владими...</text:span></text:a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<text:span text:style-name="T8">Кольцо вузов</text:span></text:p>
          </table:table-cell>
          <table:table-cell table:style-name="Table1.A1" office:value-type="string">
            <text:p text:style-name="P10"><text:span text:style-name="T8">0,04%</text:span></text:p>
          </table:table-cell>
          <table:table-cell table:style-name="Table1.A1" office:value-type="string">
            <text:p text:style-name="P10"><text:span text:style-name="T8">0,08%</text:span></text:p>
          </table:table-cell>
          <table:table-cell table:style-name="Table1.A1" office:value-type="string">
            <text:p text:style-name="P11"><text:span text:style-name="T8">Статистические данные отчетов (указаны в списке литературы)</text:span></text:p>
            <text:p text:style-name="P11"><text:span text:style-name="T8">Общепринятые клише (норматив обязательного резервирования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36]</text:span><text:span text:style-name="T8"> </text:span><text:a xlink:type="simple" xlink:href="http://antiplagiat.rudn.ru/ReportSource.aspx?docId=rudn.431.1028120&amp;repNumb=1&amp;srcInd=36&amp;bn=-1#bn-1" office:target-frame-name="_blank" xlink:show="new" text:style-name="ListLabel_20_2" text:visited-style-name="ListLabel_20_2"><text:span text:style-name="T14">rsl01004904805.txt</text:span></text:a></text:p>
          </table:table-cell>
          <table:table-cell table:style-name="Table1.A1" office:value-type="string">
            <text:p text:style-name="P8"><text:a xlink:type="simple" xlink:href="http://dlib.rsl.ru/rsl01004000000/rsl01004904000/rsl01004904805/rsl01004904805.pdf" office:target-frame-name="_blank" xlink:show="new" text:style-name="ListLabel_20_2" text:visited-style-name="ListLabel_20_2"><text:span text:style-name="T14">http://dlib.rsl.ru/rsl01004000000/rsl01004904000/rsl01004904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08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37]</text:span><text:span text:style-name="T8"> </text:span><text:a xlink:type="simple" xlink:href="http://antiplagiat.rudn.ru/ReportSource.aspx?docId=rudn.431.1028120&amp;repNumb=1&amp;srcInd=37&amp;bn=-1#bn-1" office:target-frame-name="_blank" xlink:show="new" text:style-name="ListLabel_20_2" text:visited-style-name="ListLabel_20_2"><text:span text:style-name="T14">Анализ мер и результ...</text:span></text:a></text:p>
          </table:table-cell>
          <table:table-cell table:style-name="Table1.A1" office:value-type="string">
            <text:p text:style-name="P8"><text:a xlink:type="simple" xlink:href="http://elibrary.ru/item.asp?id=22452843" office:target-frame-name="_blank" xlink:show="new" text:style-name="ListLabel_20_2" text:visited-style-name="ListLabel_20_2"><text:span text:style-name="T14">http://elibrary.ru/item.asp?id=22452843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,08%</text:span></text:p>
          </table:table-cell>
          <table:table-cell table:style-name="Table1.A1" office:value-type="string">
            <text:p text:style-name="P10"><text:span text:style-name="T8">0,08%</text:span></text:p>
          </table:table-cell>
          <table:table-cell table:style-name="Table1.A1" office:value-type="string">
            <text:p text:style-name="P11"><text:span text:style-name="T8">Статья Ивановой Ж.Г., имеется в списке литературы, текст оформлен кавычками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38]</text:span><text:span text:style-name="T8"> </text:span><text:a xlink:type="simple" xlink:href="http://antiplagiat.rudn.ru/ReportSource.aspx?docId=rudn.431.1028120&amp;repNumb=1&amp;srcInd=38&amp;bn=-1#bn-1" office:target-frame-name="_blank" xlink:show="new" text:style-name="ListLabel_20_2" text:visited-style-name="ListLabel_20_2"><text:span text:style-name="T14">rsl01003302312.txt</text:span></text:a></text:p>
          </table:table-cell>
          <table:table-cell table:style-name="Table1.A1" office:value-type="string">
            <text:p text:style-name="P8"><text:a xlink:type="simple" xlink:href="http://dlib.rsl.ru/rsl01003000000/rsl01003302000/rsl01003302312/rsl01003302312.pdf" office:target-frame-name="_blank" xlink:show="new" text:style-name="ListLabel_20_2" text:visited-style-name="ListLabel_20_2"><text:span text:style-name="T14">http://dlib.rsl.ru/rsl01003000000/rsl01003302000/rsl01003302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0"><text:span text:style-name="T8">0,08%</text:span></text:p>
          </table:table-cell>
          <table:table-cell table:style-name="Table1.A1" office:value-type="string">
            <text:p text:style-name="P11"><text:span text:style-name="T8">Общепринятые клише (расширение денежной массы может повысить уровень цен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39]</text:span><text:span text:style-name="T8"> </text:span><text:a xlink:type="simple" xlink:href="http://antiplagiat.rudn.ru/ReportSource.aspx?docId=rudn.431.1028120&amp;repNumb=1&amp;srcInd=39&amp;bn=-1#bn-1" office:target-frame-name="_blank" xlink:show="new" text:style-name="ListLabel_20_2" text:visited-style-name="ListLabel_20_2"><text:span text:style-name="T14">Бимолданова Гульмира...</text:span></text:a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<text:span text:style-name="T8">Кольцо вузов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07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40]</text:span><text:span text:style-name="T8"> </text:span><text:a xlink:type="simple" xlink:href="http://antiplagiat.rudn.ru/ReportSource.aspx?docId=rudn.431.1028120&amp;repNumb=1&amp;srcInd=40&amp;bn=-1#bn-1" office:target-frame-name="_blank" xlink:show="new" text:style-name="ListLabel_20_2" text:visited-style-name="ListLabel_20_2"><text:span text:style-name="T14">Годовой отчет Банка ...</text:span></text:a></text:p>
          </table:table-cell>
          <table:table-cell table:style-name="Table1.A1" office:value-type="string">
            <text:p text:style-name="P8"><text:a xlink:type="simple" xlink:href="http://www.cbr.ru:80/publ/God/ar_2011.pdf" office:target-frame-name="_blank" xlink:show="new" text:style-name="ListLabel_20_2" text:visited-style-name="ListLabel_20_2"><text:span text:style-name="T14">http://www.cbr.ru:80/publ/God/ar_2011.pdf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0"><text:span text:style-name="T8">0,07%</text:span></text:p>
          </table:table-cell>
          <table:table-cell table:style-name="Table1.A1" office:value-type="string">
            <text:p text:style-name="P11"><text:span text:style-name="T8">Данные отчета ЦБР (указан в списке литературы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41]</text:span><text:span text:style-name="T8"> </text:span><text:a xlink:type="simple" xlink:href="http://antiplagiat.rudn.ru/ReportSource.aspx?docId=rudn.431.1028120&amp;repNumb=1&amp;srcInd=41&amp;bn=-1#bn-1" office:target-frame-name="_blank" xlink:show="new" text:style-name="ListLabel_20_2" text:visited-style-name="ListLabel_20_2"><text:span text:style-name="T14">rsl01004075650.txt</text:span></text:a></text:p>
          </table:table-cell>
          <table:table-cell table:style-name="Table1.A1" office:value-type="string">
            <text:p text:style-name="P8"><text:a xlink:type="simple" xlink:href="http://dlib.rsl.ru/rsl01004000000/rsl01004075000/rsl01004075650/rsl01004075650.pdf" office:target-frame-name="_blank" xlink:show="new" text:style-name="ListLabel_20_2" text:visited-style-name="ListLabel_20_2"><text:span text:style-name="T14">http://dlib.rsl.ru/rsl01004000000/rsl01004075000/rsl01004075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0"><text:span text:style-name="T8">0,07%</text:span></text:p>
          </table:table-cell>
          <table:table-cell table:style-name="Table1.A1" office:value-type="string">
            <text:p text:style-name="P11"><text:span text:style-name="T8">Общепринятые клише (расширение денежной массы может повысить уровень цен)</text:span></text:p>
            <text:p text:style-name="P11"><text:span text:style-name="T10">Статья Дж. де Броуер и Дж. О’Риган</text:span><text:span text:style-name="T8">, имеется в списке литературы, текст оформлен кавычками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42]</text:span><text:span text:style-name="T8"> </text:span><text:a xlink:type="simple" xlink:href="http://antiplagiat.rudn.ru/ReportSource.aspx?docId=rudn.431.1028120&amp;repNumb=1&amp;srcInd=42&amp;bn=-1#bn-1" office:target-frame-name="_blank" xlink:show="new" text:style-name="ListLabel_20_2" text:visited-style-name="ListLabel_20_2"><text:span text:style-name="T14">Источник 42</text:span></text:a></text:p>
          </table:table-cell>
          <table:table-cell table:style-name="Table1.A1" office:value-type="string">
            <text:p text:style-name="P8"><text:a xlink:type="simple" xlink:href="http://www.iep.ru/files/text/trends/2007/2007.pdf" office:target-frame-name="_blank" xlink:show="new" text:style-name="ListLabel_20_2" text:visited-style-name="ListLabel_20_2"><text:span text:style-name="T14">http://www.iep.ru/files/text/trends/2007/2007.pdf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,03%</text:span></text:p>
          </table:table-cell>
          <table:table-cell table:style-name="Table1.A1" office:value-type="string">
            <text:p text:style-name="P10"><text:span text:style-name="T8">0,07%</text:span></text:p>
          </table:table-cell>
          <table:table-cell table:style-name="Table1.A1" office:value-type="string">
            <text:p text:style-name="P11"><text:span text:style-name="T8">Статистические данные отчетов (указаны в списке литературы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43]</text:span><text:span text:style-name="T8"> </text:span><text:a xlink:type="simple" xlink:href="http://antiplagiat.rudn.ru/ReportSource.aspx?docId=rudn.431.1028120&amp;repNumb=1&amp;srcInd=43&amp;bn=-1#bn-1" office:target-frame-name="_blank" xlink:show="new" text:style-name="ListLabel_20_2" text:visited-style-name="ListLabel_20_2"><text:span text:style-name="T14">rsl01005094375.txt</text:span></text:a></text:p>
          </table:table-cell>
          <table:table-cell table:style-name="Table1.A1" office:value-type="string">
            <text:p text:style-name="P8"><text:a xlink:type="simple" xlink:href="http://dlib.rsl.ru/rsl01005000000/rsl01005094000/rsl01005094375/rsl01005094375.pdf" office:target-frame-name="_blank" xlink:show="new" text:style-name="ListLabel_20_2" text:visited-style-name="ListLabel_20_2"><text:span text:style-name="T14">http://dlib.rsl.ru/rsl01005000000/rsl01005094000/rsl01005094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0"><text:span text:style-name="T8">0,06%</text:span></text:p>
          </table:table-cell>
          <table:table-cell table:style-name="Table1.A1" office:value-type="string">
            <text:p text:style-name="P11"><text:span text:style-name="T8">Общепринятые клише (описание формулы монетарной теории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44]</text:span><text:span text:style-name="T8"> </text:span><text:a xlink:type="simple" xlink:href="http://antiplagiat.rudn.ru/ReportSource.aspx?docId=rudn.431.1028120&amp;repNumb=1&amp;srcInd=44&amp;bn=-1#bn-1" office:target-frame-name="_blank" xlink:show="new" text:style-name="ListLabel_20_2" text:visited-style-name="ListLabel_20_2"><text:span text:style-name="T14">ПРАВИЛА ДЕНЕЖНО-КРЕД...</text:span></text:a></text:p>
          </table:table-cell>
          <table:table-cell table:style-name="Table1.A1" office:value-type="string">
            <text:p text:style-name="P8"><text:a xlink:type="simple" xlink:href="http://elibrary.ru/item.asp?id=9612289" office:target-frame-name="_blank" xlink:show="new" text:style-name="ListLabel_20_2" text:visited-style-name="ListLabel_20_2"><text:span text:style-name="T14">http://elibrary.ru/item.asp?id=9612289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,03%</text:span></text:p>
          </table:table-cell>
          <table:table-cell table:style-name="Table1.A1" office:value-type="string">
            <text:p text:style-name="P10"><text:span text:style-name="T8">0,06%</text:span></text:p>
          </table:table-cell>
          <table:table-cell table:style-name="Table1.A1" office:value-type="string">
            <text:p text:style-name="P11"><text:span text:style-name="T10">Статья М.Фридмана</text:span><text:span text:style-name="T8">, имеется в списке литературы, текст оформлен кавычками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45]</text:span><text:span text:style-name="T8"> </text:span><text:a xlink:type="simple" xlink:href="http://antiplagiat.rudn.ru/ReportSource.aspx?docId=rudn.431.1028120&amp;repNumb=1&amp;srcInd=45&amp;bn=-1#bn-1" office:target-frame-name="_blank" xlink:show="new" text:style-name="ListLabel_20_2" text:visited-style-name="ListLabel_20_2"><text:span text:style-name="T14">rsl01004301614.txt</text:span></text:a></text:p>
          </table:table-cell>
          <table:table-cell table:style-name="Table1.A1" office:value-type="string">
            <text:p text:style-name="P8"><text:a xlink:type="simple" xlink:href="http://dlib.rsl.ru/rsl01004000000/rsl01004301000/rsl01004301614/rsl01004301614.pdf" office:target-frame-name="_blank" xlink:show="new" text:style-name="ListLabel_20_2" text:visited-style-name="ListLabel_20_2"><text:span text:style-name="T14">http://dlib.rsl.ru/rsl01004000000/rsl01004301000/rsl01004301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,01%</text:span></text:p>
          </table:table-cell>
          <table:table-cell table:style-name="Table1.A1" office:value-type="string">
            <text:p text:style-name="P10"><text:span text:style-name="T8">0,06%</text:span></text:p>
          </table:table-cell>
          <table:table-cell table:style-name="Table1.A1" office:value-type="string">
            <text:p text:style-name="P11"><text:span text:style-name="T8">Общепринятые клише (финансовой системы РФ)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8"><text:span text:style-name="T7">[46]</text:span><text:span text:style-name="T8"> </text:span><text:a xlink:type="simple" xlink:href="http://antiplagiat.rudn.ru/ReportSource.aspx?docId=rudn.431.1028120&amp;repNumb=1&amp;srcInd=46&amp;bn=-1#bn-1" office:target-frame-name="_blank" xlink:show="new" text:style-name="ListLabel_20_2" text:visited-style-name="ListLabel_20_2"><text:span text:style-name="T14">Российская экономика...</text:span></text:a></text:p>
          </table:table-cell>
          <table:table-cell table:style-name="Table1.A1" office:value-type="string">
            <text:p text:style-name="P8"><text:a xlink:type="simple" xlink:href="http://elibrary.ru/item.asp?id=23951004" office:target-frame-name="_blank" xlink:show="new" text:style-name="ListLabel_20_2" text:visited-style-name="ListLabel_20_2"><text:span text:style-name="T14">http://elibrary.ru/item.asp?id=23951004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0"><text:span text:style-name="T8">0,06%</text:span></text:p>
          </table:table-cell>
          <table:table-cell table:style-name="Table1.A1" office:value-type="string">
            <text:p text:style-name="P11"><text:span text:style-name="T8">Общепринятые клише (</text:span><text:a xlink:type="simple" xlink:href="javascript://" office:target-frame-name="Цитируемость: 100%" xlink:show="replace" text:style-name="ListLabel_20_3" text:visited-style-name="ListLabel_20_3"><text:span text:style-name="T15">операционного интервала допустимых значений </text:span></text:a><text:a xlink:type="simple" xlink:href="javascript://" office:target-frame-name="Цитируемость: 100%" xlink:show="replace" text:style-name="ListLabel_20_3" text:visited-style-name="ListLabel_20_3"><text:span text:style-name="T15">стоимости бивалютной корзины</text:span></text:a><text:span text:style-name="T8">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47]</text:span><text:span text:style-name="T8"> </text:span><text:a xlink:type="simple" xlink:href="http://antiplagiat.rudn.ru/ReportSource.aspx?docId=rudn.431.1028120&amp;repNumb=1&amp;srcInd=47&amp;bn=-1#bn-1" office:target-frame-name="_blank" xlink:show="new" text:style-name="ListLabel_20_2" text:visited-style-name="ListLabel_20_2"><text:span text:style-name="T14">rsl01003416394.txt</text:span></text:a></text:p>
          </table:table-cell>
          <table:table-cell table:style-name="Table1.A1" office:value-type="string">
            <text:p text:style-name="P8"><text:a xlink:type="simple" xlink:href="http://dlib.rsl.ru/rsl01003000000/rsl01003416000/rsl01003416394/rsl01003416394.pdf" office:target-frame-name="_blank" xlink:show="new" text:style-name="ListLabel_20_2" text:visited-style-name="ListLabel_20_2"><text:span text:style-name="T14">http://dlib.rsl.ru/rsl01003000000/rsl01003416000/rsl01003416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,01%</text:span></text:p>
          </table:table-cell>
          <table:table-cell table:style-name="Table1.A1" office:value-type="string">
            <text:p text:style-name="P10"><text:span text:style-name="T8">0,05%</text:span></text:p>
          </table:table-cell>
          <table:table-cell table:style-name="Table1.A1" office:value-type="string">
            <text:p text:style-name="P11"><text:span text:style-name="T8">Статистические данные отчетов (указаны в списке литературы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48]</text:span><text:span text:style-name="T8"> </text:span><text:a xlink:type="simple" xlink:href="http://antiplagiat.rudn.ru/ReportSource.aspx?docId=rudn.431.1028120&amp;repNumb=1&amp;srcInd=48&amp;bn=-1#bn-1" office:target-frame-name="_blank" xlink:show="new" text:style-name="ListLabel_20_2" text:visited-style-name="ListLabel_20_2"><text:span text:style-name="T14">ОСНОВНЫЕ НАПРАВЛЕНИЯ...</text:span></text:a></text:p>
          </table:table-cell>
          <table:table-cell table:style-name="Table1.A1" office:value-type="string">
            <text:p text:style-name="P8"><text:a xlink:type="simple" xlink:href="http://online.lexpro.ru/document/108781" office:target-frame-name="_blank" xlink:show="new" text:style-name="ListLabel_20_2" text:visited-style-name="ListLabel_20_2"><text:span text:style-name="T14">http://online.lexpro.ru/document/108781</text:span></text:a></text:p>
          </table:table-cell>
          <table:table-cell table:style-name="Table1.A1" office:value-type="string">
            <text:p text:style-name="P8"><text:span text:style-name="T8">Коллекция юридических документов</text:span></text:p>
          </table:table-cell>
          <table:table-cell table:style-name="Table1.A1" office:value-type="string">
            <text:p text:style-name="P10"><text:span text:style-name="T8">0</text:span></text:p>
          </table:table-cell>
          <table:table-cell table:style-name="Table1.A1" office:value-type="string">
            <text:p text:style-name="P10"><text:span text:style-name="T8">0,05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49]</text:span><text:span text:style-name="T8"> </text:span><text:a xlink:type="simple" xlink:href="http://antiplagiat.rudn.ru/ReportSource.aspx?docId=rudn.431.1028120&amp;repNumb=1&amp;srcInd=49&amp;bn=-1#bn-1" office:target-frame-name="_blank" xlink:show="new" text:style-name="ListLabel_20_2" text:visited-style-name="ListLabel_20_2"><text:span text:style-name="T14">О ПРОЕКТЕ РЕШЕНИЯ СО...</text:span></text:a></text:p>
          </table:table-cell>
          <table:table-cell table:style-name="Table1.A1" office:value-type="string">
            <text:p text:style-name="P8"><text:a xlink:type="simple" xlink:href="http://online.lexpro.ru/document/23761049" office:target-frame-name="_blank" xlink:show="new" text:style-name="ListLabel_20_2" text:visited-style-name="ListLabel_20_2"><text:span text:style-name="T14">http://online.lexpro.ru/document/23761049</text:span></text:a></text:p>
          </table:table-cell>
          <table:table-cell table:style-name="Table1.A1" office:value-type="string">
            <text:p text:style-name="P8"><text:span text:style-name="T8">Коллекция юридических документов</text:span></text:p>
          </table:table-cell>
          <table:table-cell table:style-name="Table1.A1" office:value-type="string">
            <text:p text:style-name="P10"><text:span text:style-name="T8">0</text:span></text:p>
          </table:table-cell>
          <table:table-cell table:style-name="Table1.A1" office:value-type="string">
            <text:p text:style-name="P10"><text:span text:style-name="T8">0,05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50]</text:span><text:span text:style-name="T8"> </text:span><text:a xlink:type="simple" xlink:href="http://antiplagiat.rudn.ru/ReportSource.aspx?docId=rudn.431.1028120&amp;repNumb=1&amp;srcInd=50&amp;bn=-1#bn-1" office:target-frame-name="_blank" xlink:show="new" text:style-name="ListLabel_20_2" text:visited-style-name="ListLabel_20_2"><text:span text:style-name="T14">Трансмиссионный меха...</text:span></text:a></text:p>
          </table:table-cell>
          <table:table-cell table:style-name="Table1.A1" office:value-type="string">
            <text:p text:style-name="P8"><text:a xlink:type="simple" xlink:href="http://elibrary.ru/item.asp?id=15193312" office:target-frame-name="_blank" xlink:show="new" text:style-name="ListLabel_20_2" text:visited-style-name="ListLabel_20_2"><text:span text:style-name="T14">http://elibrary.ru/item.asp?id=15193312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0"><text:span text:style-name="T8">0,05%</text:span></text:p>
          </table:table-cell>
          <table:table-cell table:style-name="Table1.A1" office:value-type="string">
            <text:p text:style-name="P11"><text:span text:style-name="T8">Научная статья Кондратова Д.И. имеется в списке литературы, текст оформлен в кавычках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51]</text:span><text:span text:style-name="T8"> </text:span><text:a xlink:type="simple" xlink:href="http://antiplagiat.rudn.ru/ReportSource.aspx?docId=rudn.431.1028120&amp;repNumb=1&amp;srcInd=51&amp;bn=-1#bn-1" office:target-frame-name="_blank" xlink:show="new" text:style-name="ListLabel_20_2" text:visited-style-name="ListLabel_20_2"><text:span text:style-name="T14">С банковской системо...</text:span></text:a></text:p>
          </table:table-cell>
          <table:table-cell table:style-name="Table1.A1" office:value-type="string">
            <text:p text:style-name="P8"><text:a xlink:type="simple" xlink:href="http://elibrary.ru/item.asp?id=10339917" office:target-frame-name="_blank" xlink:show="new" text:style-name="ListLabel_20_2" text:visited-style-name="ListLabel_20_2"><text:span text:style-name="T14">http://elibrary.ru/item.asp?id=10339917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,03%</text:span></text:p>
          </table:table-cell>
          <table:table-cell table:style-name="Table1.A1" office:value-type="string">
            <text:p text:style-name="P10"><text:span text:style-name="T8">0,05%</text:span></text:p>
          </table:table-cell>
          <table:table-cell table:style-name="Table1.A1" office:value-type="string">
            <text:p text:style-name="P11"><text:span text:style-name="T8">Статистические данные отчетов (указаны в списке литературы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52]</text:span><text:span text:style-name="T8"> </text:span><text:a xlink:type="simple" xlink:href="http://antiplagiat.rudn.ru/ReportSource.aspx?docId=rudn.431.1028120&amp;repNumb=1&amp;srcInd=52&amp;bn=-1#bn-1" office:target-frame-name="_blank" xlink:show="new" text:style-name="ListLabel_20_2" text:visited-style-name="ListLabel_20_2"><text:span text:style-name="T14">rsl01003010676.txt</text:span></text:a></text:p>
          </table:table-cell>
          <table:table-cell table:style-name="Table1.A1" office:value-type="string">
            <text:p text:style-name="P8"><text:a xlink:type="simple" xlink:href="http://dlib.rsl.ru/rsl01003000000/rsl01003010000/rsl01003010676/rsl01003010676.pdf" office:target-frame-name="_blank" xlink:show="new" text:style-name="ListLabel_20_2" text:visited-style-name="ListLabel_20_2"><text:span text:style-name="T14">http://dlib.rsl.ru/rsl01003000000/rsl01003010000/rsl01003010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,05%</text:span></text:p>
          </table:table-cell>
          <table:table-cell table:style-name="Table1.A1" office:value-type="string">
            <text:p text:style-name="P10"><text:span text:style-name="T8">0,05%</text:span></text:p>
          </table:table-cell>
          <table:table-cell table:style-name="Table1.A1" office:value-type="string">
            <text:p text:style-name="P11"><text:span text:style-name="T8">Общепринятые клише (Источник: Составлено автором на основе годовых отчетов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53]</text:span><text:span text:style-name="T8"> </text:span><text:a xlink:type="simple" xlink:href="http://antiplagiat.rudn.ru/ReportSource.aspx?docId=rudn.431.1028120&amp;repNumb=1&amp;srcInd=53&amp;bn=-1#bn-1" office:target-frame-name="_blank" xlink:show="new" text:style-name="ListLabel_20_2" text:visited-style-name="ListLabel_20_2"><text:span text:style-name="T14">rsl01005090979.txt</text:span></text:a></text:p>
          </table:table-cell>
          <table:table-cell table:style-name="Table1.A1" office:value-type="string">
            <text:p text:style-name="P8"><text:a xlink:type="simple" xlink:href="http://dlib.rsl.ru/rsl01005000000/rsl01005090000/rsl01005090979/rsl01005090979.pdf" office:target-frame-name="_blank" xlink:show="new" text:style-name="ListLabel_20_2" text:visited-style-name="ListLabel_20_2"><text:span text:style-name="T14">http://dlib.rsl.ru/rsl01005000000/rsl01005090000/rsl01005090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04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54]</text:span><text:span text:style-name="T8"> </text:span><text:a xlink:type="simple" xlink:href="http://antiplagiat.rudn.ru/ReportSource.aspx?docId=rudn.431.1028120&amp;repNumb=1&amp;srcInd=54&amp;bn=-1#bn-1" office:target-frame-name="_blank" xlink:show="new" text:style-name="ListLabel_20_2" text:visited-style-name="ListLabel_20_2"><text:span text:style-name="T14">Основные направления...</text:span></text:a></text:p>
          </table:table-cell>
          <table:table-cell table:style-name="Table1.A1" office:value-type="string">
            <text:p text:style-name="P8"><text:a xlink:type="simple" xlink:href="http://elibrary.ru/item.asp?id=17108645" office:target-frame-name="_blank" xlink:show="new" text:style-name="ListLabel_20_2" text:visited-style-name="ListLabel_20_2"><text:span text:style-name="T14">http://elibrary.ru/item.asp?id=17108645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,04%</text:span></text:p>
          </table:table-cell>
          <table:table-cell table:style-name="Table1.A1" office:value-type="string">
            <text:p text:style-name="P10"><text:span text:style-name="T8">0,04%</text:span></text:p>
          </table:table-cell>
          <table:table-cell table:style-name="Table1.A1" office:value-type="string">
            <text:p text:style-name="P11"><text:span text:style-name="T8">Общепринятые клише (по рублевым кредитам на срок до 1 года)</text:span></text:p>
            <text:p text:style-name="P11"><text:span text:style-name="T8">Статистические данные отчетов (указаны в списке литературы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55]</text:span><text:span text:style-name="T8"> </text:span><text:a xlink:type="simple" xlink:href="http://antiplagiat.rudn.ru/ReportSource.aspx?docId=rudn.431.1028120&amp;repNumb=1&amp;srcInd=55&amp;bn=-1#bn-1" office:target-frame-name="_blank" xlink:show="new" text:style-name="ListLabel_20_2" text:visited-style-name="ListLabel_20_2"><text:span text:style-name="T14">12-Деньги, кредит, б...</text:span></text:a></text:p>
          </table:table-cell>
          <table:table-cell table:style-name="Table1.A1" office:value-type="string">
            <text:p text:style-name="P8"><text:a xlink:type="simple" xlink:href="http://lib.rfei.ru/system/12/12-%D0%94%D0%B5%D0%BD%D1%8C%D0%B3%D0%B8,%20%D0%BA%D1%80%D0%B5%D0%B4%D0%B8%D1%82,%20%D0%B1%D0%B0%D0%BD%D0%BA%D0%B8%20%28%D0%BE%D1%81%D0%BD%D0%BE%D0%B2%D0%BD%D0%BE%D0%B9%20%D1%83%D1%87%D0%B5%D0%B1%D0%BD%D0%B8%D0%BA%29.pdf" office:target-frame-name="_blank" xlink:show="new" text:style-name="ListLabel_20_2" text:visited-style-name="ListLabel_20_2"><text:span text:style-name="T14">http://lib.rfei.ru/system/12/12-%D0%94%D0%B5%D0%BD%D1%8C%D0%...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04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56]</text:span><text:span text:style-name="T8"> </text:span><text:a xlink:type="simple" xlink:href="http://antiplagiat.rudn.ru/ReportSource.aspx?docId=rudn.431.1028120&amp;repNumb=1&amp;srcInd=56&amp;bn=-1#bn-1" office:target-frame-name="_blank" xlink:show="new" text:style-name="ListLabel_20_2" text:visited-style-name="ListLabel_20_2"><text:span text:style-name="T14">Источник 56</text:span></text:a></text:p>
          </table:table-cell>
          <table:table-cell table:style-name="Table1.A1" office:value-type="string">
            <text:p text:style-name="P8"><text:a xlink:type="simple" xlink:href="http://www.hse.ru/data/2012/03/11/1266381125/%D0%9C%D0%B0%D0%BA%D1%80%D0%BE%D1%8D%D0%BA%D0%BE%D0%BD%D0%BE%D0%BC%D0%B8%D0%BA%D0%B0.%20%D0%A3%D1%87%D0%B5%D0%B1%D0%BD%D0%B8%D0%BA%20%D0%B4%D0%BB%D1%8F%20%D0%B1%D0%B0%D0%BA%D0%B0%D0%BB%D0%B0%D0%B2%D1%80%D0%BE%D0%B2.pdf" office:target-frame-name="_blank" xlink:show="new" text:style-name="ListLabel_20_2" text:visited-style-name="ListLabel_20_2"><text:span text:style-name="T14">http://www.hse.ru/data/2012/03/11/1266381125/%D0%9C%D0%B0%D0...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04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57]</text:span><text:span text:style-name="T8"> </text:span><text:a xlink:type="simple" xlink:href="http://antiplagiat.rudn.ru/ReportSource.aspx?docId=rudn.431.1028120&amp;repNumb=1&amp;srcInd=57&amp;bn=-1#bn-1" office:target-frame-name="_blank" xlink:show="new" text:style-name="ListLabel_20_2" text:visited-style-name="ListLabel_20_2"><text:span text:style-name="T14">rsl01002739634.txt</text:span></text:a></text:p>
          </table:table-cell>
          <table:table-cell table:style-name="Table1.A1" office:value-type="string">
            <text:p text:style-name="P8"><text:a xlink:type="simple" xlink:href="http://dlib.rsl.ru/rsl01002000000/rsl01002739000/rsl01002739634/rsl01002739634.pdf" office:target-frame-name="_blank" xlink:show="new" text:style-name="ListLabel_20_2" text:visited-style-name="ListLabel_20_2"><text:span text:style-name="T14">http://dlib.rsl.ru/rsl01002000000/rsl01002739000/rsl01002739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04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58]</text:span><text:span text:style-name="T8"> </text:span><text:a xlink:type="simple" xlink:href="http://antiplagiat.rudn.ru/ReportSource.aspx?docId=rudn.431.1028120&amp;repNumb=1&amp;srcInd=58&amp;bn=-1#bn-1" office:target-frame-name="_blank" xlink:show="new" text:style-name="ListLabel_20_2" text:visited-style-name="ListLabel_20_2"><text:span text:style-name="T14">Российская экономика...</text:span></text:a></text:p>
          </table:table-cell>
          <table:table-cell table:style-name="Table1.A1" office:value-type="string">
            <text:p text:style-name="P8"><text:a xlink:type="simple" xlink:href="http://elibrary.ru/item.asp?id=23842176" office:target-frame-name="_blank" xlink:show="new" text:style-name="ListLabel_20_2" text:visited-style-name="ListLabel_20_2"><text:span text:style-name="T14">http://elibrary.ru/item.asp?id=23842176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,01%</text:span></text:p>
          </table:table-cell>
          <table:table-cell table:style-name="Table1.A1" office:value-type="string">
            <text:p text:style-name="P10"><text:span text:style-name="T8">0,04%</text:span></text:p>
          </table:table-cell>
          <table:table-cell table:style-name="Table1.A1" office:value-type="string">
            <text:p text:style-name="P11"><text:span text:style-name="T8">Статистические данные отчетов (указаны в списке литературы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59]</text:span><text:span text:style-name="T8"> </text:span><text:a xlink:type="simple" xlink:href="http://antiplagiat.rudn.ru/ReportSource.aspx?docId=rudn.431.1028120&amp;repNumb=1&amp;srcInd=59&amp;bn=-1#bn-1" office:target-frame-name="_blank" xlink:show="new" text:style-name="ListLabel_20_2" text:visited-style-name="ListLabel_20_2"><text:span text:style-name="T14">Читать далее</text:span></text:a></text:p>
          </table:table-cell>
          <table:table-cell table:style-name="Table1.A1" office:value-type="string">
            <text:p text:style-name="P8"><text:a xlink:type="simple" xlink:href="http://www.intelros.ru/pdf/doklad_kir.pdf" office:target-frame-name="_blank" xlink:show="new" text:style-name="ListLabel_20_2" text:visited-style-name="ListLabel_20_2"><text:span text:style-name="T14">http://www.intelros.ru/pdf/doklad_kir.pdf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04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60]</text:span><text:span text:style-name="T8"> </text:span><text:a xlink:type="simple" xlink:href="http://antiplagiat.rudn.ru/ReportSource.aspx?docId=rudn.431.1028120&amp;repNumb=1&amp;srcInd=60&amp;bn=-1#bn-1" office:target-frame-name="_blank" xlink:show="new" text:style-name="ListLabel_20_2" text:visited-style-name="ListLabel_20_2"><text:span text:style-name="T14">Основные направления...</text:span></text:a></text:p>
          </table:table-cell>
          <table:table-cell table:style-name="Table1.A1" office:value-type="string">
            <text:p text:style-name="P8"><text:a xlink:type="simple" xlink:href="http://elibrary.ru/item.asp?id=12448229" office:target-frame-name="_blank" xlink:show="new" text:style-name="ListLabel_20_2" text:visited-style-name="ListLabel_20_2"><text:span text:style-name="T14">http://elibrary.ru/item.asp?id=12448229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04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61]</text:span><text:span text:style-name="T8"> </text:span><text:a xlink:type="simple" xlink:href="http://antiplagiat.rudn.ru/ReportSource.aspx?docId=rudn.431.1028120&amp;repNumb=1&amp;srcInd=61&amp;bn=-1#bn-1" office:target-frame-name="_blank" xlink:show="new" text:style-name="ListLabel_20_2" text:visited-style-name="ListLabel_20_2"><text:span text:style-name="T14">Источник 61</text:span></text:a></text:p>
          </table:table-cell>
          <table:table-cell table:style-name="Table1.A1" office:value-type="string">
            <text:p text:style-name="P8"><text:a xlink:type="simple" xlink:href="http://www.iep.ru/files/text/trends/2011/book.pdf" office:target-frame-name="_blank" xlink:show="new" text:style-name="ListLabel_20_2" text:visited-style-name="ListLabel_20_2"><text:span text:style-name="T14">http://www.iep.ru/files/text/trends/2011/book.pdf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,01%</text:span></text:p>
          </table:table-cell>
          <table:table-cell table:style-name="Table1.A1" office:value-type="string">
            <text:p text:style-name="P10"><text:span text:style-name="T8">0,03%</text:span></text:p>
          </table:table-cell>
          <table:table-cell table:style-name="Table1.A1" office:value-type="string">
            <text:p text:style-name="P11"><text:span text:style-name="T8">Статистические данные отчетов (указаны в списке литературы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62]</text:span><text:span text:style-name="T8"> </text:span><text:a xlink:type="simple" xlink:href="http://antiplagiat.rudn.ru/ReportSource.aspx?docId=rudn.431.1028120&amp;repNumb=1&amp;srcInd=62&amp;bn=-1#bn-1" office:target-frame-name="_blank" xlink:show="new" text:style-name="ListLabel_20_2" text:visited-style-name="ListLabel_20_2"><text:span text:style-name="T14">Валерий Алексеевич Б...</text:span></text:a></text:p>
          </table:table-cell>
          <table:table-cell table:style-name="Table1.A1" office:value-type="string">
            <text:p text:style-name="P8"><text:a xlink:type="simple" xlink:href="http://elibrary.ru/item.asp?id=24647197" office:target-frame-name="_blank" xlink:show="new" text:style-name="ListLabel_20_2" text:visited-style-name="ListLabel_20_2"><text:span text:style-name="T14">http://elibrary.ru/item.asp?id=24647197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03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63]</text:span><text:span text:style-name="T8"> </text:span><text:a xlink:type="simple" xlink:href="http://antiplagiat.rudn.ru/ReportSource.aspx?docId=rudn.431.1028120&amp;repNumb=1&amp;srcInd=63&amp;bn=-1#bn-1" office:target-frame-name="_blank" xlink:show="new" text:style-name="ListLabel_20_2" text:visited-style-name="ListLabel_20_2"><text:span text:style-name="T14">rsl01004665932.txt</text:span></text:a></text:p>
          </table:table-cell>
          <table:table-cell table:style-name="Table1.A1" office:value-type="string">
            <text:p text:style-name="P8"><text:a xlink:type="simple" xlink:href="http://dlib.rsl.ru/rsl01004000000/rsl01004665000/rsl01004665932/rsl01004665932.pdf" office:target-frame-name="_blank" xlink:show="new" text:style-name="ListLabel_20_2" text:visited-style-name="ListLabel_20_2"><text:span text:style-name="T14">http://dlib.rsl.ru/rsl01004000000/rsl01004665000/rsl01004665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03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64]</text:span><text:span text:style-name="T8"> </text:span><text:a xlink:type="simple" xlink:href="http://antiplagiat.rudn.ru/ReportSource.aspx?docId=rudn.431.1028120&amp;repNumb=1&amp;srcInd=64&amp;bn=-1#bn-1" office:target-frame-name="_blank" xlink:show="new" text:style-name="ListLabel_20_2" text:visited-style-name="ListLabel_20_2"><text:span text:style-name="T14">ОБ УТВЕРЖДЕНИИ ПРОГР...</text:span></text:a></text:p>
          </table:table-cell>
          <table:table-cell table:style-name="Table1.A1" office:value-type="string">
            <text:p text:style-name="P8"><text:a xlink:type="simple" xlink:href="http://online.lexpro.ru/document/20076203" office:target-frame-name="_blank" xlink:show="new" text:style-name="ListLabel_20_2" text:visited-style-name="ListLabel_20_2"><text:span text:style-name="T14">http://online.lexpro.ru/document/20076203</text:span></text:a></text:p>
          </table:table-cell>
          <table:table-cell table:style-name="Table1.A1" office:value-type="string">
            <text:p text:style-name="P8"><text:span text:style-name="T8">Коллекция юридических документов</text:span></text:p>
          </table:table-cell>
          <table:table-cell table:style-name="Table1.A1" office:value-type="string">
            <text:p text:style-name="P10"><text:span text:style-name="T8">0</text:span></text:p>
          </table:table-cell>
          <table:table-cell table:style-name="Table1.A1" office:value-type="string">
            <text:p text:style-name="P10"><text:span text:style-name="T8">0,03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65]</text:span><text:span text:style-name="T8"> </text:span><text:a xlink:type="simple" xlink:href="http://antiplagiat.rudn.ru/ReportSource.aspx?docId=rudn.431.1028120&amp;repNumb=1&amp;srcInd=65&amp;bn=-1#bn-1" office:target-frame-name="_blank" xlink:show="new" text:style-name="ListLabel_20_2" text:visited-style-name="ListLabel_20_2"><text:span text:style-name="T14">Российская экономика...</text:span></text:a></text:p>
          </table:table-cell>
          <table:table-cell table:style-name="Table1.A1" office:value-type="string">
            <text:p text:style-name="P8"><text:a xlink:type="simple" xlink:href="http://elibrary.ru/item.asp?id=24149226" office:target-frame-name="_blank" xlink:show="new" text:style-name="ListLabel_20_2" text:visited-style-name="ListLabel_20_2"><text:span text:style-name="T14">http://elibrary.ru/item.asp?id=24149226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,01%</text:span></text:p>
          </table:table-cell>
          <table:table-cell table:style-name="Table1.A1" office:value-type="string">
            <text:p text:style-name="P10"><text:span text:style-name="T8">0,03%</text:span></text:p>
          </table:table-cell>
          <table:table-cell table:style-name="Table1.A1" office:value-type="string">
            <text:p text:style-name="P11"><text:span text:style-name="T8">Общепринятые клише (следует обратить внимание на то, что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66]</text:span><text:span text:style-name="T8"> </text:span><text:a xlink:type="simple" xlink:href="http://antiplagiat.rudn.ru/ReportSource.aspx?docId=rudn.431.1028120&amp;repNumb=1&amp;srcInd=66&amp;bn=-1#bn-1" office:target-frame-name="_blank" xlink:show="new" text:style-name="ListLabel_20_2" text:visited-style-name="ListLabel_20_2"><text:span text:style-name="T14">Внешние шоки для эко...</text:span></text:a></text:p>
          </table:table-cell>
          <table:table-cell table:style-name="Table1.A1" office:value-type="string">
            <text:p text:style-name="P8"><text:a xlink:type="simple" xlink:href="http://elibrary.ru/item.asp?id=24709998" office:target-frame-name="_blank" xlink:show="new" text:style-name="ListLabel_20_2" text:visited-style-name="ListLabel_20_2"><text:span text:style-name="T14">http://elibrary.ru/item.asp?id=24709998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0"><text:span text:style-name="T8">0,03%</text:span></text:p>
          </table:table-cell>
          <table:table-cell table:style-name="Table1.A1" office:value-type="string">
            <text:p text:style-name="P11"><text:span text:style-name="T8">Статистические данные отчетов (указаны в списке литературы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67]</text:span><text:span text:style-name="T8"> </text:span><text:a xlink:type="simple" xlink:href="http://antiplagiat.rudn.ru/ReportSource.aspx?docId=rudn.431.1028120&amp;repNumb=1&amp;srcInd=67&amp;bn=-1#bn-1" office:target-frame-name="_blank" xlink:show="new" text:style-name="ListLabel_20_2" text:visited-style-name="ListLabel_20_2"><text:span text:style-name="T14">rguts_text16.zip/gal...</text:span></text:a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<text:span text:style-name="T8">Кольцо вузов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03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68]</text:span><text:span text:style-name="T8"> </text:span><text:a xlink:type="simple" xlink:href="http://antiplagiat.rudn.ru/ReportSource.aspx?docId=rudn.431.1028120&amp;repNumb=1&amp;srcInd=68&amp;bn=-1#bn-1" office:target-frame-name="_blank" xlink:show="new" text:style-name="ListLabel_20_2" text:visited-style-name="ListLabel_20_2"><text:span text:style-name="T14">Анализ динамики ВВП ...</text:span></text:a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<text:span text:style-name="T8">РУДН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03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8"><text:span text:style-name="T7">[69]</text:span><text:span text:style-name="T8"> </text:span><text:a xlink:type="simple" xlink:href="http://antiplagiat.rudn.ru/ReportSource.aspx?docId=rudn.431.1028120&amp;repNumb=1&amp;srcInd=69&amp;bn=-1#bn-1" office:target-frame-name="_blank" xlink:show="new" text:style-name="ListLabel_20_2" text:visited-style-name="ListLabel_20_2"><text:span text:style-name="T14">ОБ УТВЕРЖДЕНИИ ПРОГР...</text:span></text:a></text:p>
          </table:table-cell>
          <table:table-cell table:style-name="Table1.A1" office:value-type="string">
            <text:p text:style-name="P8"><text:a xlink:type="simple" xlink:href="http://online.lexpro.ru/document/36332" office:target-frame-name="_blank" xlink:show="new" text:style-name="ListLabel_20_2" text:visited-style-name="ListLabel_20_2"><text:span text:style-name="T14">http://online.lexpro.ru/document/36332</text:span></text:a></text:p>
          </table:table-cell>
          <table:table-cell table:style-name="Table1.A1" office:value-type="string">
            <text:p text:style-name="P8"><text:span text:style-name="T8">Коллекция юридических документов</text:span></text:p>
          </table:table-cell>
          <table:table-cell table:style-name="Table1.A1" office:value-type="string">
            <text:p text:style-name="P10"><text:span text:style-name="T8">0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70]</text:span><text:span text:style-name="T8"> </text:span><text:a xlink:type="simple" xlink:href="http://antiplagiat.rudn.ru/ReportSource.aspx?docId=rudn.431.1028120&amp;repNumb=1&amp;srcInd=70&amp;bn=-1#bn-1" office:target-frame-name="_blank" xlink:show="new" text:style-name="ListLabel_20_2" text:visited-style-name="ListLabel_20_2"><text:span text:style-name="T14">rsl01004983835.txt</text:span></text:a></text:p>
          </table:table-cell>
          <table:table-cell table:style-name="Table1.A1" office:value-type="string">
            <text:p text:style-name="P8"><text:a xlink:type="simple" xlink:href="http://dlib.rsl.ru/rsl01004000000/rsl01004983000/rsl01004983835/rsl01004983835.pdf" office:target-frame-name="_blank" xlink:show="new" text:style-name="ListLabel_20_2" text:visited-style-name="ListLabel_20_2"><text:span text:style-name="T14">http://dlib.rsl.ru/rsl01004000000/rsl01004983000/rsl01004983...</text:span></text:a></text:p>
          </table:table-cell>
          <table:table-cell table:style-name="Table1.A1" office:value-type="string">
            <text:p text:style-name="P8"><text:span text:style-name="T8">РГБ, диссертации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1"><text:span text:style-name="T8">Общепринятые клише (регулярных операций на открытом рынке ценных бумаг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71]</text:span><text:span text:style-name="T8"> </text:span><text:a xlink:type="simple" xlink:href="http://antiplagiat.rudn.ru/ReportSource.aspx?docId=rudn.431.1028120&amp;repNumb=1&amp;srcInd=71&amp;bn=-1#bn-1" office:target-frame-name="_blank" xlink:show="new" text:style-name="ListLabel_20_2" text:visited-style-name="ListLabel_20_2"><text:span text:style-name="T14">О ПРОГРАММЕ СОЦИАЛЬН...</text:span></text:a></text:p>
          </table:table-cell>
          <table:table-cell table:style-name="Table1.A1" office:value-type="string">
            <text:p text:style-name="P8"><text:a xlink:type="simple" xlink:href="http://online.lexpro.ru/document/24456950" office:target-frame-name="_blank" xlink:show="new" text:style-name="ListLabel_20_2" text:visited-style-name="ListLabel_20_2"><text:span text:style-name="T14">http://online.lexpro.ru/document/24456950</text:span></text:a></text:p>
          </table:table-cell>
          <table:table-cell table:style-name="Table1.A1" office:value-type="string">
            <text:p text:style-name="P8"><text:span text:style-name="T8">Коллекция юридических документов</text:span></text:p>
          </table:table-cell>
          <table:table-cell table:style-name="Table1.A1" office:value-type="string">
            <text:p text:style-name="P10"><text:span text:style-name="T8">0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72]</text:span><text:span text:style-name="T8"> </text:span><text:a xlink:type="simple" xlink:href="http://antiplagiat.rudn.ru/ReportSource.aspx?docId=rudn.431.1028120&amp;repNumb=1&amp;srcInd=72&amp;bn=-1#bn-1" office:target-frame-name="_blank" xlink:show="new" text:style-name="ListLabel_20_2" text:visited-style-name="ListLabel_20_2"><text:span text:style-name="T14">Морозова Анна Владим...</text:span></text:a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<text:span text:style-name="T8">Кольцо вузов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1"><text:span text:style-name="T8">Статистические данные отчетов (указаны в списке литературы)</text:span>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<text:span text:style-name="T7">[73]</text:span><text:span text:style-name="T8"> </text:span><text:a xlink:type="simple" xlink:href="http://antiplagiat.rudn.ru/ReportSource.aspx?docId=rudn.431.1028120&amp;repNumb=1&amp;srcInd=73&amp;bn=-1#bn-1" office:target-frame-name="_blank" xlink:show="new" text:style-name="ListLabel_20_2" text:visited-style-name="ListLabel_20_2"><text:span text:style-name="T14">архиве/VBR2009122612...</text:span></text:a></text:p>
          </table:table-cell>
          <table:table-cell table:style-name="Table1.A1" office:value-type="string">
            <text:p text:style-name="P8"><text:a xlink:type="simple" xlink:href="http://www.budgetrf.ru/Publications/Magazines/VestnikCBR/2009/VBR200912261219/word/VBR200912261219_000.zip" office:target-frame-name="_blank" xlink:show="new" text:style-name="ListLabel_20_2" text:visited-style-name="ListLabel_20_2"><text:span text:style-name="T14">http://www.budgetrf.ru/Publications/Magazines/VestnikCBR/200...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74]</text:span><text:span text:style-name="T8"> </text:span><text:a xlink:type="simple" xlink:href="http://antiplagiat.rudn.ru/ReportSource.aspx?docId=rudn.431.1028120&amp;repNumb=1&amp;srcInd=74&amp;bn=-1#bn-1" office:target-frame-name="_blank" xlink:show="new" text:style-name="ListLabel_20_2" text:visited-style-name="ListLabel_20_2"><text:span text:style-name="T14">Мировое развитие.</text:span></text:a></text:p>
          </table:table-cell>
          <table:table-cell table:style-name="Table1.A1" office:value-type="string">
            <text:p text:style-name="P8"><text:a xlink:type="simple" xlink:href="http://elibrary.ru/item.asp?id=23914339" office:target-frame-name="_blank" xlink:show="new" text:style-name="ListLabel_20_2" text:visited-style-name="ListLabel_20_2"><text:span text:style-name="T14">http://elibrary.ru/item.asp?id=23914339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1"><text:span text:style-name="T8">Общепринятые клише (по депозитам коммерческих банков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75]</text:span><text:span text:style-name="T8"> </text:span><text:a xlink:type="simple" xlink:href="http://antiplagiat.rudn.ru/ReportSource.aspx?docId=rudn.431.1028120&amp;repNumb=1&amp;srcInd=75&amp;bn=-1#bn-1" office:target-frame-name="_blank" xlink:show="new" text:style-name="ListLabel_20_2" text:visited-style-name="ListLabel_20_2"><text:span text:style-name="T14">Диссертация Лена 2</text:span></text:a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8"><text:span text:style-name="T8">Кольцо вузов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<text:span text:style-name="T7">[76]</text:span><text:span text:style-name="T8"> </text:span><text:a xlink:type="simple" xlink:href="http://antiplagiat.rudn.ru/ReportSource.aspx?docId=rudn.431.1028120&amp;repNumb=1&amp;srcInd=76&amp;bn=-1#bn-1" office:target-frame-name="_blank" xlink:show="new" text:style-name="ListLabel_20_2" text:visited-style-name="ListLabel_20_2"><text:span text:style-name="T14">Центральная и Юго-Во...</text:span></text:a></text:p>
          </table:table-cell>
          <table:table-cell table:style-name="Table1.A1" office:value-type="string">
            <text:p text:style-name="P8"><text:a xlink:type="simple" xlink:href="http://elibrary.ru/item.asp?id=23665539" office:target-frame-name="_blank" xlink:show="new" text:style-name="ListLabel_20_2" text:visited-style-name="ListLabel_20_2"><text:span text:style-name="T14">http://elibrary.ru/item.asp?id=23665539</text:span></text:a></text:p>
          </table:table-cell>
          <table:table-cell table:style-name="Table1.A1" office:value-type="string">
            <text:p text:style-name="P8"><text:span text:style-name="T8">Elibrary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0"><text:span text:style-name="T8">0,02%</text:span></text:p>
          </table:table-cell>
          <table:table-cell table:style-name="Table1.A1" office:value-type="string">
            <text:p text:style-name="P11"><text:span text:style-name="T8">Общепринятые клише (ставка рефинансирования была снижена …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77]</text:span><text:span text:style-name="T8"> </text:span><text:a xlink:type="simple" xlink:href="http://antiplagiat.rudn.ru/ReportSource.aspx?docId=rudn.431.1028120&amp;repNumb=1&amp;srcInd=77&amp;bn=-1#bn-1" office:target-frame-name="_blank" xlink:show="new" text:style-name="ListLabel_20_2" text:visited-style-name="ListLabel_20_2"><text:span text:style-name="T14">скачать</text:span></text:a></text:p>
          </table:table-cell>
          <table:table-cell table:style-name="Table1.A1" office:value-type="string">
            <text:p text:style-name="P8"><text:a xlink:type="simple" xlink:href="http://elibrary.finec.ru/materials_files/354293749.pdf" office:target-frame-name="_blank" xlink:show="new" text:style-name="ListLabel_20_2" text:visited-style-name="ListLabel_20_2"><text:span text:style-name="T14">http://elibrary.finec.ru/materials_files/354293749.pdf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%</text:span></text:p>
          </table:table-cell>
          <table:table-cell table:style-name="Table1.A1" office:value-type="string">
            <text:p text:style-name="P10"><text:span text:style-name="T8">0,01%</text:span></text:p>
          </table:table-cell>
          <table:table-cell table:style-name="Table1.A1" office:value-type="string">
            <text:p text:style-name="P11"><text:span text:style-name="T8">Общепринятые клише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[78]</text:span><text:span text:style-name="T8"> </text:span><text:a xlink:type="simple" xlink:href="http://antiplagiat.rudn.ru/ReportSource.aspx?docId=rudn.431.1028120&amp;repNumb=1&amp;srcInd=78&amp;bn=-1#bn-1" office:target-frame-name="_blank" xlink:show="new" text:style-name="ListLabel_20_2" text:visited-style-name="ListLabel_20_2"><text:span text:style-name="T14">тате гигантски ускор...</text:span></text:a></text:p>
          </table:table-cell>
          <table:table-cell table:style-name="Table1.A1" office:value-type="string">
            <text:p text:style-name="P8"><text:a xlink:type="simple" xlink:href="http://lawdiss.org.ua/books/a1685.doc.html" office:target-frame-name="_blank" xlink:show="new" text:style-name="ListLabel_20_2" text:visited-style-name="ListLabel_20_2"><text:span text:style-name="T14">http://lawdiss.org.ua/books/a1685.doc.html</text:span></text:a></text:p>
          </table:table-cell>
          <table:table-cell table:style-name="Table1.A1" office:value-type="string">
            <text:p text:style-name="P8"><text:span text:style-name="T8">Интернет (Антиплагиат)</text:span></text:p>
          </table:table-cell>
          <table:table-cell table:style-name="Table1.A1" office:value-type="string">
            <text:p text:style-name="P10"><text:span text:style-name="T8">0,01%</text:span></text:p>
          </table:table-cell>
          <table:table-cell table:style-name="Table1.A1" office:value-type="string">
            <text:p text:style-name="P10"><text:span text:style-name="T8">0,01%</text:span></text:p>
          </table:table-cell>
          <table:table-cell table:style-name="Table1.A1" office:value-type="string">
            <text:p text:style-name="P11"><text:span text:style-name="T8">Общепринятые клише (не только для; развитых стран …)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8"><text:span text:style-name="T12">Соискатель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><text:span text:style-name="T12">Подпись <text:s text:c="23"/>ФИО</text:span>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8"><text:span text:style-name="T12">Научный руководитель</text:span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><text:span text:style-name="T12">Подпись <text:s text:c="25"/>ФИО</text:span></text:p>
          </table:table-cell>
        </table:table-row>
      </table:table>
      <text:p text:style-name="P3"/>
      <text:p text:style-name="Standard"><text:span text:style-name="T13">Печать не ставится!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3.5pt" fo:language="en" fo:country="US" style:font-size-asian="13.5pt" style:font-size-complex="13.5pt"/>
    </style:style>
    <style:style style:name="ListLabel_20_2" style:display-name="ListLabel 2" style:family="text"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color="#0d0d0d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.501cm" fo:margin-left="1.501cm" fo:margin-right="1.50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олодова Жанна Гавриловна</meta:initial-creator>
    <dc:creator>МаришА</dc:creator>
    <meta:editing-cycles>6</meta:editing-cycles>
    <meta:print-date>2016-05-25T11:07:00</meta:print-date>
    <meta:creation-date>2019-02-12T20:40:00</meta:creation-date>
    <dc:date>2021-02-13T11:00:00</dc:date>
    <meta:editing-duration>PT14M</meta:editing-duration>
    <meta:generator>LibreOffice/6.0.7.3$Linux_X86_64 LibreOffice_project/dc89aa7a9eabfd848af146d5086077aeed2ae4a5</meta:generator>
    <meta:document-statistic meta:table-count="2" meta:image-count="0" meta:object-count="0" meta:page-count="5" meta:paragraph-count="480" meta:word-count="1182" meta:character-count="11990" meta:non-whitespace-character-count="11235"/>
    <meta:user-defined meta:name="AppVersion">16.0000</meta:user-defined>
    <meta:user-defined meta:name="Company">ec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